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mm" fo:margin-left="62.42mm" fo:margin-right="60.15mm" table:align="margins"/>
    </style:style>
    <style:style style:name="Tableau1.A" style:family="table-column">
      <style:table-column-properties style:column-width="22.65mm" style:rel-column-width="31300*"/>
    </style:style>
    <style:style style:name="Tableau1.B" style:family="table-column">
      <style:table-column-properties style:column-width="24.78mm" style:rel-column-width="34235*"/>
    </style:style>
    <style:style style:name="Tableau1.A1" style:family="table-cell">
      <style:table-cell-properties fo:padding="0.97mm" fo:border-left="none" fo:border-right="none" fo:border-top="none" fo:border-bottom="0.35mm solid #000000"/>
    </style:style>
    <style:style style:name="Tableau1.A2" style:family="table-cell">
      <style:table-cell-properties fo:padding="0.97mm" fo:border-left="none" fo:border-right="none" fo:border-top="none" fo:border-bottom="0.18mm solid #000000"/>
    </style:style>
    <style:style style:name="Tableau1.B2" style:family="table-cell">
      <style:table-cell-properties fo:padding="0.97mm" fo:border-left="0.35mm solid #000000" fo:border-right="none" fo:border-top="none" fo:border-bottom="0.18mm solid #000000"/>
    </style:style>
    <style:style style:name="Tableau1.3" style:family="table-row">
      <style:table-row-properties style:min-row-height="36.9mm"/>
    </style:style>
    <style:style style:name="Tableau1.A3" style:family="table-cell">
      <style:table-cell-properties fo:background-color="transparent" fo:padding="0.97mm" fo:border="none">
        <style:background-image/>
      </style:table-cell-properties>
    </style:style>
    <style:style style:name="Tableau1.B3" style:family="table-cell">
      <style:table-cell-properties fo:background-color="transparent" fo:padding="0.97mm" fo:border-left="0.35mm solid #000000" fo:border-right="none" fo:border-top="none" fo:border-bottom="none">
        <style:background-image/>
      </style:table-cell-properties>
    </style:style>
    <style:style style:name="Comportement" style:family="table">
      <style:table-properties style:width="170mm" table:align="margins"/>
    </style:style>
    <style:style style:name="Comportement.A" style:family="table-column">
      <style:table-column-properties style:column-width="56.67mm" style:rel-column-width="21845*"/>
    </style:style>
    <style:style style:name="Comportement.A1" style:family="table-cell">
      <style:table-cell-properties fo:padding="0.97mm" fo:border-left="0.02mm solid #000000" fo:border-right="none" fo:border-top="0.02mm solid #000000" fo:border-bottom="0.02mm solid #000000"/>
    </style:style>
    <style:style style:name="Comportement.C1" style:family="table-cell">
      <style:table-cell-properties fo:padding="0.97mm" fo:border="0.02mm solid #000000"/>
    </style:style>
    <style:style style:name="Comportement.A2" style:family="table-cell">
      <style:table-cell-properties fo:padding="0.97mm" fo:border-left="0.02mm solid #000000" fo:border-right="none" fo:border-top="none" fo:border-bottom="0.02mm solid #000000"/>
    </style:style>
    <style:style style:name="Comportement.C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style:tab-stops>
          <style:tab-stop style:position="86.52mm" style:type="center"/>
          <style:tab-stop style:position="157.23mm"/>
          <style:tab-stop style:position="173.04m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ize="10.5pt"/>
    </style:style>
    <style:style style:name="P6" style:family="paragraph" style:parent-style-name="Standard">
      <style:paragraph-properties fo:margin-left="0mm" fo:margin-right="-0.53mm" fo:text-indent="0mm" style:auto-text-indent="false"/>
    </style:style>
    <style:style style:name="P7" style:family="paragraph" style:parent-style-name="Standard">
      <style:paragraph-properties fo:margin-left="0mm" fo:margin-right="-1.59mm" fo:text-indent="0mm" style:auto-text-indent="false"/>
    </style:style>
    <style:style style:name="P8" style:family="paragraph" style:parent-style-name="Standard">
      <style:paragraph-properties fo:margin-left="0mm" fo:margin-right="0.26mm" fo:text-indent="0mm" style:auto-text-indent="false"/>
    </style:style>
    <style:style style:name="P9" style:family="paragraph" style:parent-style-name="Table_20_Contents">
      <style:paragraph-properties fo:text-align="center" style:justify-single-word="false"/>
    </style:style>
    <style:style style:name="P10" style:family="paragraph" style:parent-style-name="Table_20_Heading">
      <style:paragraph-properties fo:text-align="start" style:justify-single-word="false"/>
      <style:text-properties fo:font-size="9pt" style:font-size-asian="9pt" style:font-size-complex="9pt"/>
    </style:style>
    <style:style style:name="P11"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2" style:family="paragraph" style:parent-style-name="Standard">
      <style:paragraph-properties style:shadow="none"/>
      <style:text-properties fo:font-style="italic" style:font-style-asian="italic" style:font-style-complex="italic"/>
    </style:style>
    <style:style style:name="P13" style:family="paragraph" style:parent-style-name="Subtitle">
      <style:paragraph-properties fo:text-align="center" style:justify-single-word="false" fo:break-before="page"/>
    </style:style>
    <style:style style:name="P14" style:family="paragraph" style:parent-style-name="Standard">
      <style:paragraph-properties fo:break-before="page"/>
    </style:style>
    <style:style style:name="P15" style:family="paragraph" style:parent-style-name="Heading">
      <style:paragraph-properties fo:break-before="page"/>
    </style:style>
    <style:style style:name="P16" style:family="paragraph" style:parent-style-name="Text_20_body">
      <style:paragraph-properties fo:break-before="page"/>
    </style:style>
    <style:style style:name="P17" style:family="paragraph" style:parent-style-name="code">
      <style:paragraph-properties fo:margin-left="15.24mm" fo:margin-right="3.05mm" fo:margin-top="1.02mm" fo:margin-bottom="2.03mm" fo:text-indent="0mm" style:auto-text-indent="false" fo:background-color="#ffff99">
        <style:background-image/>
      </style:paragraph-properties>
      <style:text-properties style:font-name="Verdana"/>
    </style:style>
    <style:style style:name="P18" style:family="paragraph" style:parent-style-name="code">
      <style:paragraph-properties fo:orphans="2"/>
    </style:style>
    <style:style style:name="P19" style:family="paragraph" style:parent-style-name="code">
      <style:text-properties fo:color="#000000" style:font-name="Monospace" fo:font-size="10pt" style:font-name-asian="Monospace" style:font-size-asian="10pt" style:font-name-complex="Monospace" style:font-size-complex="10pt"/>
    </style:style>
    <style:style style:name="P20" style:family="paragraph" style:parent-style-name="code" style:master-page-name="">
      <style:paragraph-properties fo:orphans="2" style:page-number="auto" fo:keep-with-next="auto"/>
    </style:style>
    <style:style style:name="P21" style:family="paragraph" style:parent-style-name="code">
      <style:paragraph-properties fo:orphans="2" fo:keep-with-next="auto"/>
    </style:style>
    <style:style style:name="P22" style:family="paragraph" style:parent-style-name="Standard">
      <style:paragraph-properties fo:margin-left="12.51mm" fo:margin-right="0mm" fo:text-indent="0mm" style:auto-text-indent="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justify" style:justify-single-word="false"/>
    </style:style>
    <style:style style:name="P25" style:family="paragraph" style:parent-style-name="Standard">
      <style:paragraph-properties fo:margin-left="0mm" fo:margin-right="0mm" fo:text-align="start" style:justify-single-word="false" fo:text-indent="0m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26" style:family="paragraph" style:parent-style-name="Title">
      <style:paragraph-properties fo:text-align="center" style:justify-single-word="false"/>
    </style:style>
    <style:style style:name="P2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28" style:family="paragraph" style:parent-style-name="Contents_20_2">
      <style:paragraph-properties>
        <style:tab-stops>
          <style:tab-stop style:position="165.01mm" style:type="right" style:leader-style="dotted" style:leader-text="."/>
        </style:tab-stops>
      </style:paragraph-properties>
    </style:style>
    <style:style style:name="P29" style:family="paragraph" style:parent-style-name="Contents_20_1">
      <style:paragraph-properties>
        <style:tab-stops>
          <style:tab-stop style:position="170mm" style:type="right" style:leader-style="dotted" style:leader-text="."/>
        </style:tab-stops>
      </style:paragraph-properties>
    </style:style>
    <style:style style:name="P30" style:family="paragraph" style:parent-style-name="Standard" style:list-style-name="L2"/>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12">
      <style:text-properties fo:font-style="italic" style:font-style-asian="italic" style:font-style-complex="italic"/>
    </style:style>
    <style:style style:name="P34" style:family="paragraph" style:parent-style-name="Standard" style:list-style-name="L13">
      <style:text-properties fo:font-style="italic" style:font-style-asian="italic" style:font-style-complex="italic"/>
    </style:style>
    <style:style style:name="P35" style:family="paragraph" style:parent-style-name="Standard" style:list-style-name="L13"/>
    <style:style style:name="P36" style:family="paragraph" style:parent-style-name="Standard" style:list-style-name="L14"/>
    <style:style style:name="P37" style:family="paragraph" style:parent-style-name="Standard" style:list-style-name="L15"/>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9"/>
    <style:style style:name="P41" style:family="paragraph" style:parent-style-name="Standard" style:list-style-name="L20"/>
    <style:style style:name="P42" style:family="paragraph" style:parent-style-name="Standard" style:list-style-name="L21"/>
    <style:style style:name="P43" style:family="paragraph" style:parent-style-name="Standard" style:list-style-name="L22"/>
    <style:style style:name="P44" style:family="paragraph" style:parent-style-name="Standard" style:list-style-name="L23"/>
    <style:style style:name="P45" style:family="paragraph" style:parent-style-name="Standard" style:list-style-name="L22">
      <style:paragraph-properties fo:margin-left="0.26mm" fo:margin-right="0mm" fo:text-align="start" style:justify-single-word="false" fo:text-indent="-0.26mm" style:auto-text-indent="false">
        <style:tab-stops/>
      </style:paragraph-properties>
    </style:style>
    <style:style style:name="P46" style:family="paragraph" style:parent-style-name="Text_20_body" style:list-style-name="L1"/>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8"/>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5">
      <style:paragraph-properties fo:margin-top="0mm" fo:margin-bottom="0mm"/>
    </style:style>
    <style:style style:name="P59" style:family="paragraph" style:parent-style-name="Heading_20_1" style:list-style-name=""/>
    <style:style style:name="P60" style:family="paragraph" style:parent-style-name="Heading_20_1">
      <style:paragraph-properties fo:break-before="page"/>
    </style:style>
    <style:style style:name="P61" style:family="paragraph" style:parent-style-name="Heading_20_2">
      <style:paragraph-properties fo:break-before="page"/>
    </style:style>
    <style:style style:name="P62" style:family="paragraph" style:parent-style-name="Heading_20_3" style:list-style-name=""/>
    <style:style style:name="P63" style:family="paragraph" style:parent-style-name="Heading_20_3">
      <style:paragraph-properties fo:margin-top="4.23mm" fo:margin-bottom="2.12mm" fo:keep-with-next="always"/>
    </style:style>
    <style:style style:name="P64" style:family="paragraph" style:parent-style-name="Heading_20_3">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style:style style:name="T7" style:family="text">
      <style:text-properties style:font-name="DejaVu Sans1" style:font-name-asian="DejaVu Sans1" style:font-name-complex="DejaVu Sans1"/>
    </style:style>
    <style:style style:name="T8" style:family="text">
      <style:text-properties fo:font-size="10.5pt"/>
    </style:style>
    <style:style style:name="T9" style:family="text">
      <style:text-properties fo:color="#7f0055" fo:font-weight="bold" style:font-weight-asian="bold" style:font-weight-complex="bold"/>
    </style:style>
    <style:style style:name="T10" style:family="text">
      <style:text-properties fo:color="#1a1a1a"/>
    </style:style>
    <style:style style:name="T11" style:family="text">
      <style:text-properties fo:color="#000000"/>
    </style:style>
    <style:style style:name="T12" style:family="text">
      <style:text-properties fo:color="#000000" style:font-name="Monospace" fo:font-size="10pt" style:font-name-asian="Monospace" style:font-size-asian="10pt" style:font-name-complex="Monospace" style:font-size-complex="10pt"/>
    </style:style>
    <style:style style:name="T13" style:family="text">
      <style:text-properties fo:color="#2a00ff"/>
    </style:style>
    <style:style style:name="T14" style:family="text">
      <style:text-properties fo:color="#0000ff"/>
    </style:style>
    <style:style style:name="T15" style:family="text">
      <style:text-properties fo:color="#0000ff" style:font-name="Monospace" fo:font-size="10pt" style:font-name-asian="Monospace" style:font-size-asian="10pt" style:font-name-complex="Monospace" style:font-size-complex="10pt"/>
    </style:style>
    <style:style style:name="T16" style:family="text">
      <style:text-properties fo:color="#008200"/>
    </style:style>
    <style:style style:name="T17" style:family="text">
      <style:text-properties fo:color="#008200" style:font-name="Monospace" fo:font-size="10pt" style:font-name-asian="Monospace" style:font-size-asian="10pt" style:font-name-complex="Monospace" style:font-size-complex="10pt"/>
    </style:style>
    <style:style style:name="T18" style:family="text">
      <style:text-properties style:text-position="super 58%"/>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L4">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5">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6">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7">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8">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9">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0">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1">
      <text:list-level-style-bullet text:level="1" text:style-name="Bullet_20_Symbols" style:num-suffix="." text:bullet-char="•">
        <style:list-level-properties text:space-before="6.35mm" text:min-label-width="6.35mm"/>
        <style:text-properties style:font-name="StarSymbol1"/>
      </text:list-level-style-bullet>
      <text:list-level-style-bullet text:level="2" text:style-name="Bullet_20_Symbols" style:num-suffix="." text:bullet-char="○">
        <style:list-level-properties text:space-before="12.7mm" text:min-label-width="6.35mm"/>
        <style:text-properties style:font-name="StarSymbol"/>
      </text:list-level-style-bullet>
      <text:list-level-style-bullet text:level="3" text:style-name="Bullet_20_Symbols" style:num-suffix="." text:bullet-char="■">
        <style:list-level-properties text:space-before="19.05mm" text:min-label-width="6.35mm"/>
        <style:text-properties style:font-name="StarSymbol"/>
      </text:list-level-style-bullet>
      <text:list-level-style-bullet text:level="4" text:style-name="Bullet_20_Symbols" style:num-suffix="." text:bullet-char="●">
        <style:list-level-properties text:space-before="25.4mm" text:min-label-width="6.35mm"/>
        <style:text-properties style:font-name="StarSymbol"/>
      </text:list-level-style-bullet>
      <text:list-level-style-bullet text:level="5" text:style-name="Bullet_20_Symbols" style:num-suffix="." text:bullet-char="○">
        <style:list-level-properties text:space-before="31.75mm" text:min-label-width="6.35mm"/>
        <style:text-properties style:font-name="StarSymbol"/>
      </text:list-level-style-bullet>
      <text:list-level-style-bullet text:level="6" text:style-name="Bullet_20_Symbols" style:num-suffix="." text:bullet-char="■">
        <style:list-level-properties text:space-before="38.1mm" text:min-label-width="6.35mm"/>
        <style:text-properties style:font-name="StarSymbol"/>
      </text:list-level-style-bullet>
      <text:list-level-style-bullet text:level="7" text:style-name="Bullet_20_Symbols" style:num-suffix="." text:bullet-char="●">
        <style:list-level-properties text:space-before="44.45mm" text:min-label-width="6.35mm"/>
        <style:text-properties style:font-name="StarSymbol"/>
      </text:list-level-style-bullet>
      <text:list-level-style-bullet text:level="8" text:style-name="Bullet_20_Symbols" style:num-suffix="." text:bullet-char="○">
        <style:list-level-properties text:space-before="50.8mm" text:min-label-width="6.35mm"/>
        <style:text-properties style:font-name="StarSymbol"/>
      </text:list-level-style-bullet>
      <text:list-level-style-bullet text:level="9" text:style-name="Bullet_20_Symbols" style:num-suffix="." text:bullet-char="■">
        <style:list-level-properties text:space-before="57.15mm" text:min-label-width="6.35mm"/>
        <style:text-properties style:font-name="StarSymbol"/>
      </text:list-level-style-bullet>
      <text:list-level-style-bullet text:level="10" text:style-name="Bullet_20_Symbols" style:num-suffix="." text:bullet-char="●">
        <style:list-level-properties text:space-before="63.5mm" text:min-label-width="6.35mm"/>
        <style:text-properties style:font-name="StarSymbol"/>
      </text:list-level-style-bullet>
    </text:list-style>
    <text:list-style style:name="L12">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3">
      <text:list-level-style-bullet text:level="1" text:style-name="Bullet_20_Symbols" style:num-suffix="." text:bullet-char="•">
        <style:list-level-properties text:min-label-width="6.35mm"/>
        <style:text-properties style:font-name="StarSymbol2"/>
      </text:list-level-style-bullet>
      <text:list-level-style-bullet text:level="2" text:style-name="Bullet_20_Symbols" style:num-suffix="." text:bullet-char="•">
        <style:list-level-properties text:space-before="6.35mm" text:min-label-width="6.35mm"/>
        <style:text-properties style:font-name="StarSymbol2"/>
      </text:list-level-style-bullet>
      <text:list-level-style-bullet text:level="3" text:style-name="Bullet_20_Symbols" style:num-suffix="." text:bullet-char="•">
        <style:list-level-properties text:space-before="12.7mm" text:min-label-width="6.35mm"/>
        <style:text-properties style:font-name="StarSymbol2"/>
      </text:list-level-style-bullet>
      <text:list-level-style-bullet text:level="4" text:style-name="Bullet_20_Symbols" style:num-suffix="." text:bullet-char="•">
        <style:list-level-properties text:space-before="19.05mm" text:min-label-width="6.35mm"/>
        <style:text-properties style:font-name="StarSymbol2"/>
      </text:list-level-style-bullet>
      <text:list-level-style-bullet text:level="5" text:style-name="Bullet_20_Symbols" style:num-suffix="." text:bullet-char="•">
        <style:list-level-properties text:space-before="25.4mm" text:min-label-width="6.35mm"/>
        <style:text-properties style:font-name="StarSymbol2"/>
      </text:list-level-style-bullet>
      <text:list-level-style-bullet text:level="6" text:style-name="Bullet_20_Symbols" style:num-suffix="." text:bullet-char="•">
        <style:list-level-properties text:space-before="31.75mm" text:min-label-width="6.35mm"/>
        <style:text-properties style:font-name="StarSymbol2"/>
      </text:list-level-style-bullet>
      <text:list-level-style-bullet text:level="7" text:style-name="Bullet_20_Symbols" style:num-suffix="." text:bullet-char="•">
        <style:list-level-properties text:space-before="38.1mm" text:min-label-width="6.35mm"/>
        <style:text-properties style:font-name="StarSymbol2"/>
      </text:list-level-style-bullet>
      <text:list-level-style-bullet text:level="8" text:style-name="Bullet_20_Symbols" style:num-suffix="." text:bullet-char="•">
        <style:list-level-properties text:space-before="44.45mm" text:min-label-width="6.35mm"/>
        <style:text-properties style:font-name="StarSymbol2"/>
      </text:list-level-style-bullet>
      <text:list-level-style-bullet text:level="9" text:style-name="Bullet_20_Symbols" style:num-suffix="." text:bullet-char="•">
        <style:list-level-properties text:space-before="50.8mm" text:min-label-width="6.35mm"/>
        <style:text-properties style:font-name="StarSymbol2"/>
      </text:list-level-style-bullet>
      <text:list-level-style-bullet text:level="10" text:style-name="Bullet_20_Symbols" style:num-suffix="." text:bullet-char="•">
        <style:list-level-properties text:space-before="57.15mm" text:min-label-width="6.35mm"/>
        <style:text-properties style:font-name="StarSymbol2"/>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8">
      <text:list-level-style-bullet text:level="1" text:style-name="Bullet_20_Symbols" style:num-prefix=" "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19">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2">
      <text:list-level-style-bullet text:level="1" text:style-name="Bullet_20_Symbols" style:num-suffix="." text:bullet-char="•">
        <style:list-level-properties/>
        <style:text-properties style:font-name="StarSymbol2"/>
      </text:list-level-style-bullet>
      <text:list-level-style-bullet text:level="2" text:style-name="Bullet_20_Symbols" style:num-suffix="." text:bullet-char="•">
        <style:list-level-properties/>
        <style:text-properties style:font-name="StarSymbol2"/>
      </text:list-level-style-bullet>
      <text:list-level-style-bullet text:level="3" text:style-name="Bullet_20_Symbols" style:num-suffix="." text:bullet-char="•">
        <style:list-level-properties/>
        <style:text-properties style:font-name="StarSymbol2"/>
      </text:list-level-style-bullet>
      <text:list-level-style-bullet text:level="4" text:style-name="Bullet_20_Symbols" style:num-suffix="." text:bullet-char="•">
        <style:list-level-properties/>
        <style:text-properties style:font-name="StarSymbol2"/>
      </text:list-level-style-bullet>
      <text:list-level-style-bullet text:level="5" text:style-name="Bullet_20_Symbols" style:num-suffix="." text:bullet-char="•">
        <style:list-level-properties/>
        <style:text-properties style:font-name="StarSymbol2"/>
      </text:list-level-style-bullet>
      <text:list-level-style-bullet text:level="6" text:style-name="Bullet_20_Symbols" style:num-suffix="." text:bullet-char="•">
        <style:list-level-properties/>
        <style:text-properties style:font-name="StarSymbol2"/>
      </text:list-level-style-bullet>
      <text:list-level-style-bullet text:level="7" text:style-name="Bullet_20_Symbols" style:num-suffix="." text:bullet-char="•">
        <style:list-level-properties/>
        <style:text-properties style:font-name="StarSymbol2"/>
      </text:list-level-style-bullet>
      <text:list-level-style-bullet text:level="8" text:style-name="Bullet_20_Symbols" style:num-suffix="." text:bullet-char="•">
        <style:list-level-properties/>
        <style:text-properties style:font-name="StarSymbol2"/>
      </text:list-level-style-bullet>
      <text:list-level-style-bullet text:level="9" text:style-name="Bullet_20_Symbols" style:num-suffix="." text:bullet-char="•">
        <style:list-level-properties/>
        <style:text-properties style:font-name="StarSymbol2"/>
      </text:list-level-style-bullet>
      <text:list-level-style-bullet text:level="10" text:style-name="Bullet_20_Symbols" style:num-suffix="." text:bullet-char="•">
        <style:list-level-properties/>
        <style:text-properties style:font-name="StarSymbol2"/>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1"/>
      </text:list-level-style-bullet>
    </text:list-style>
    <text:list-style style:name="L2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 form:value="0"/>
        </form:form>
        <form:form form:name="unnamed1"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2" form:value="1"/>
        </form:form>
        <form:form form:name="unnamed2"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3" form:value="2"/>
        </form:form>
        <form:form form:name="unnamed3"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4" form:value="3"/>
        </form:form>
        <form:form form:name="unnamed4"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5" form:value="4"/>
        </form:form>
        <form:form form:name="unnamed5"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6" form:value="5"/>
        </form:form>
        <form:form form:name="unnamed6"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7" form:value="6"/>
        </form:form>
        <form:form form:name="unnamed7"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8" form:value="7"/>
        </form:form>
        <form:form form:name="unnamed8"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9" form:value="8"/>
        </form:form>
        <form:form form:name="unnamed9"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0" form:value="9"/>
        </form:form>
        <form:form form:name="unnamed10" form:apply-filter="true" form:method="post" form:control-implementation="ooo:com.sun.star.form.component.Form" office:target-frame="" xlink:href="">
          <form:properties>
            <form:property form:property-name="PropertyChangeNotificationEnabled" office:value-type="boolean" office:boolean-value="true"/>
          </form:properties>
          <form:hidden form:name="id" form:control-implementation="ooo:com.sun.star.form.component.HiddenControl" form:id="control11"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Footer"/>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29"><text:a xlink:type="simple" xlink:href="#__RefHeading__3837_369900646" text:style-name="Internet_20_link" text:visited-style-name="Internet_20_link">Préface</text:a><text:tab/>2</text:p>
          <text:p text:style-name="P29"><text:a xlink:type="simple" xlink:href="#__RefHeading__3186_1659357091" text:style-name="Internet_20_link" text:visited-style-name="Internet_20_link">Introduction</text:a><text:tab/>3</text:p>
          <text:p text:style-name="P29"><text:a xlink:type="simple" xlink:href="#__RefHeading__3188_1659357091" text:style-name="Internet_20_link" text:visited-style-name="Internet_20_link">Installation</text:a><text:tab/>4</text:p>
          <text:p text:style-name="P28"><text:a xlink:type="simple" xlink:href="#__RefHeading__5024_884180951" text:style-name="Internet_20_link" text:visited-style-name="Internet_20_link"><text:s/>1.Sur une plateforme libre (Linux...)</text:a><text:tab/>5</text:p>
          <text:p text:style-name="P28"><text:a xlink:type="simple" xlink:href="#__RefHeading__3192_1659357091" text:style-name="Internet_20_link" text:visited-style-name="Internet_20_link"><text:s/>2.windows</text:a><text:tab/>5</text:p>
          <text:p text:style-name="P29"><text:a xlink:type="simple" xlink:href="#__RefHeading__5616_369900646" text:style-name="Internet_20_link" text:visited-style-name="Internet_20_link">La Comptabilité, la gestion</text:a><text:tab/>6</text:p>
          <text:p text:style-name="P28"><text:a xlink:type="simple" xlink:href="#__RefHeading__3196_1659357091" text:style-name="Internet_20_link" text:visited-style-name="Internet_20_link"><text:s/>1.Définition des termes</text:a><text:tab/>7</text:p>
          <text:p text:style-name="P28"><text:a xlink:type="simple" xlink:href="#__RefHeading__3198_1659357091" text:style-name="Internet_20_link" text:visited-style-name="Internet_20_link"><text:s/>2.Logiciel de comptabilité ou de gestion ?</text:a><text:tab/>7</text:p>
          <text:p text:style-name="P28"><text:a xlink:type="simple" xlink:href="#__RefHeading__3202_1659357091" text:style-name="Internet_20_link" text:visited-style-name="Internet_20_link"><text:s/>3.Mémento de comptabilité</text:a><text:tab/>8</text:p>
          <text:p text:style-name="P29"><text:a xlink:type="simple" xlink:href="#__RefHeading__5618_369900646" text:style-name="Internet_20_link" text:visited-style-name="Internet_20_link">Dossier et utilisateurs</text:a><text:tab/>16</text:p>
          <text:p text:style-name="P28"><text:a xlink:type="simple" xlink:href="#__RefHeading__3232_1659357091" text:style-name="Internet_20_link" text:visited-style-name="Internet_20_link"><text:s/>1.Création de dossier</text:a><text:tab/>17</text:p>
          <text:p text:style-name="P28"><text:a xlink:type="simple" xlink:href="#__RefHeading__3234_1659357091" text:style-name="Internet_20_link" text:visited-style-name="Internet_20_link"><text:s/>2.Création de modèle</text:a><text:tab/>17</text:p>
          <text:p text:style-name="P28"><text:a xlink:type="simple" xlink:href="#__RefHeading__3236_1659357091" text:style-name="Internet_20_link" text:visited-style-name="Internet_20_link"><text:s/>3.Création d'utilisateur</text:a><text:tab/>17</text:p>
          <text:p text:style-name="P28"><text:a xlink:type="simple" xlink:href="#__RefHeading__3238_1659357091" text:style-name="Internet_20_link" text:visited-style-name="Internet_20_link"><text:s/>4.Backup</text:a><text:tab/>17</text:p>
          <text:p text:style-name="P28"><text:a xlink:type="simple" xlink:href="#__RefHeading__3240_1659357091" text:style-name="Internet_20_link" text:visited-style-name="Internet_20_link"><text:s/>5.Restaure</text:a><text:tab/>17</text:p>
          <text:p text:style-name="P28"><text:a xlink:type="simple" xlink:href="#__RefHeading__3841_369900646" text:style-name="Internet_20_link" text:visited-style-name="Internet_20_link"><text:s/>6.Sécurité</text:a><text:tab/>18</text:p>
          <text:p text:style-name="P29"><text:a xlink:type="simple" xlink:href="#__RefHeading__3843_369900646" text:style-name="Internet_20_link" text:visited-style-name="Internet_20_link">Tenir sa comptabilité avec PhpCompta</text:a><text:tab/>19</text:p>
          <text:p text:style-name="P28"><text:a xlink:type="simple" xlink:href="#__RefHeading__3242_1659357091" text:style-name="Internet_20_link" text:visited-style-name="Internet_20_link"><text:s/>1.Principe de base</text:a><text:tab/>20</text:p>
          <text:p text:style-name="P28"><text:a xlink:type="simple" xlink:href="#__RefHeading__4629_369900646" text:style-name="Internet_20_link" text:visited-style-name="Internet_20_link"><text:s/>2.Paramètrage des dossiers</text:a><text:tab/>23</text:p>
          <text:p text:style-name="P28"><text:a xlink:type="simple" xlink:href="#__RefHeading__3266_1659357091" text:style-name="Internet_20_link" text:visited-style-name="Internet_20_link"><text:s/>3.Journaux</text:a><text:tab/>28</text:p>
          <text:p text:style-name="P28"><text:a xlink:type="simple" xlink:href="#__RefHeading__33633829" text:style-name="Internet_20_link" text:visited-style-name="Internet_20_link"><text:s/>4.Les rapports</text:a><text:tab/>31</text:p>
          <text:p text:style-name="P28"><text:a xlink:type="simple" xlink:href="#__RefHeading__3260_1659357091" text:style-name="Internet_20_link" text:visited-style-name="Internet_20_link"><text:s/>5.Gestion de stock</text:a><text:tab/>33</text:p>
          <text:p text:style-name="P28"><text:a xlink:type="simple" xlink:href="#__RefHeading__3270_1659357091" text:style-name="Internet_20_link" text:visited-style-name="Internet_20_link"><text:s/>6.Recherche</text:a><text:tab/>35</text:p>
          <text:p text:style-name="P28"><text:a xlink:type="simple" xlink:href="#__RefHeading__3272_1659357091" text:style-name="Internet_20_link" text:visited-style-name="Internet_20_link"><text:s/>7.Opérations diverses</text:a><text:tab/>35</text:p>
          <text:p text:style-name="P28"><text:a xlink:type="simple" xlink:href="#__RefHeading__3274_1659357091" text:style-name="Internet_20_link" text:visited-style-name="Internet_20_link"><text:s/>8.Rapprochement - réconciliation</text:a><text:tab/>35</text:p>
          <text:p text:style-name="P28"><text:a xlink:type="simple" xlink:href="#__RefHeading__3276_1659357091" text:style-name="Internet_20_link" text:visited-style-name="Internet_20_link"><text:s/>9.Le Lettrage</text:a><text:tab/>35</text:p>
          <text:p text:style-name="P28"><text:a xlink:type="simple" xlink:href="#__RefHeading__34602514" text:style-name="Internet_20_link" text:visited-style-name="Internet_20_link"><text:s/>10.Impression</text:a><text:tab/>36</text:p>
          <text:p text:style-name="P28"><text:a xlink:type="simple" xlink:href="#__RefHeading__3278_1659357091" text:style-name="Internet_20_link" text:visited-style-name="Internet_20_link"><text:s/>11.Avancé</text:a><text:tab/>37</text:p>
          <text:p text:style-name="P28"><text:a xlink:type="simple" xlink:href="#__RefHeading__3280_1659357091" text:style-name="Internet_20_link" text:visited-style-name="Internet_20_link"><text:s/>12.Le module de gestion</text:a><text:tab/>38</text:p>
          <text:p text:style-name="P28"><text:a xlink:type="simple" xlink:href="#__RefHeading__3292_1659357091" text:style-name="Internet_20_link" text:visited-style-name="Internet_20_link"><text:s/>13.Le module de comptabilité analytique</text:a><text:tab/>40</text:p>
          <text:p text:style-name="P29"><text:a xlink:type="simple" xlink:href="#__RefHeading__3318_1659357091" text:style-name="Internet_20_link" text:visited-style-name="Internet_20_link">Annexe </text:a><text:tab/>43</text:p>
          <text:p text:style-name="P28"><text:a xlink:type="simple" xlink:href="#__RefHeading__4631_369900646" text:style-name="Internet_20_link" text:visited-style-name="Internet_20_link"><text:s/>1.Trucs et astuces</text:a><text:tab/>44</text:p>
          <text:p text:style-name="P28"><text:a xlink:type="simple" xlink:href="#__RefHeading__3322_1659357091" text:style-name="Internet_20_link" text:visited-style-name="Internet_20_link"><text:s/>2.Développeur</text:a><text:tab/>44</text:p>
          <text:p text:style-name="P28"><text:a xlink:type="simple" xlink:href="#__RefHeading__3332_1659357091" text:style-name="Internet_20_link" text:visited-style-name="Internet_20_link"><text:s/>3.Note de version</text:a><text:tab/>50</text:p>
        </text:index-body>
      </text:table-of-content>
      <text:p text:style-name="P2"/>
      <text:p text:style-name="P26"/>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9" text:outline-level="1"><text:bookmark text:name="__RefHeading__3837_369900646"/>Préface<text:bookmark-end text:name="__RefHeading__3837_369900646"/></text:h>
      <text:p text:style-name="P24">PhpCompta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z les autres à l'utiliser ou remonter des bugs.</text:p>
      <text:p text:style-name="P24"/>
      <text:p text:style-name="P24">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3"/>
      <text:h text:style-name="P59" text:outline-level="1"><text:bookmark text:name="__RefHeading__3186_1659357091"/>Introduction<text:bookmark-end text:name="__RefHeading__3186_1659357091"/></text:h>
      <text:p text:style-name="Standard"/>
      <text:p text:style-name="Standard">Merci d'utiliser PhpCompta, vous verrez que ce programme est très utile et très efficace.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p text:style-name="P15">Chapitre 1</text:p>
      <text:h text:style-name="P59" text:outline-level="1"><text:bookmark text:name="__RefHeading__3188_1659357091"/>Installation<text:bookmark-end text:name="__RefHeading__3188_1659357091"/></text:h>
      <text:p text:style-name="P16"/>
      <text:h text:style-name="Heading_20_2" text:outline-level="2"><text:bookmark text:name="__RefHeading__5024_884180951"/>Sur une plateforme libre (Linux...)<text:bookmark-end text:name="__RefHeading__5024_884180951"/></text:h>
      <text:p text:style-name="Text_20_body">Toute la procédure a été décrite sur <text:a xlink:type="simple" xlink:href="http://doc.ubuntu-fr.org/phpcompta">http://doc.ubuntu-fr.org/phpcompta</text:a> et je ne pense pas intéressant de simplement la recopier ici</text:p>
      <text:h text:style-name="Heading_20_2" text:outline-level="2"><text:bookmark text:name="__RefHeading__3192_1659357091"/>windows<text:bookmark-end text:name="__RefHeading__3192_1659357091"/></text:h>
      <text:p text:style-name="Text_20_body">Il y a un manuel spécifique (manuel_win2.odt)</text:p>
      <text:p text:style-name="P15"><text:bookmark text:name="__RefHeading__3839_369900646"/>Chapitre 2<text:bookmark-end text:name="__RefHeading__3839_369900646"/></text:p>
      <text:h text:style-name="P59" text:outline-level="1"><text:bookmark text:name="__RefHeading__5616_369900646"/>La Comptabilité, la gestion<text:bookmark-end text:name="__RefHeading__5616_369900646"/></text:h>
      <text:h text:style-name="P61" text:outline-level="2" text:restart-numbering="true" text:start-value="-1"><text:bookmark text:name="__RefHeading__3196_1659357091"/>Définition des termes<text:bookmark-end text:name="__RefHeading__3196_1659357091"/></text:h>
      <text:p text:style-name="P8">·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7">·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 text:name="__RefHeading__3198_1659357091"/>Logiciel de comptabilité ou de gestion ?<text:bookmark-end text:name="__RefHeading__3198_1659357091"/></text:h>
      <text:p text:style-name="Standard"/>
      <text:h text:style-name="Heading_20_3" text:outline-level="3"><text:bookmark text:name="__RefHeading__3200_1659357091"/>Définition<text:bookmark-end text:name="__RefHeading__3200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text:soft-page-break/>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 text:name="__RefHeading__3202_1659357091"/>Mémento de comptabilité<text:bookmark-end text:name="__RefHeading__3202_1659357091"/></text:h>
      <text:h text:style-name="Heading_20_3" text:outline-level="3"><text:bookmark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3" text:outline-level="3"><text:bookmark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comprend une opération de débit - crédit.</text:p>
      <text:p text:style-name="Standard"/>
      <text:h text:style-name="Heading_20_3" text:outline-level="3"><text:bookmark text:name="__RefHeading__3208_1659357091"/>Les comptes actifs / passifs<text:bookmark-end text:name="__RefHeading__3208_1659357091"/></text:h>
      <text:p text:style-name="P6">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P14"/>
      <text:p text:style-name="Standard">Exemple : un client paie sa facture sur votre compte en banque;</text:p>
      <text:p text:style-name="Standard">on aura alors : </text:p>
      <text:p text:style-name="P4">Banque(débit)</text:p>
      <text:p text:style-name="P12"><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0"><text:s text:c="21"/><text:span text:style-name="T1">Compte <text:s text:c="22"/></text:span></text:p>
            </table:table-cell>
            <table:covered-table-cell/>
          </table:table-row>
        </table:table-header-rows>
        <table:table-row>
          <table:table-cell table:style-name="Tableau1.A2" office:value-type="string">
            <text:p text:style-name="P10">Débit </text:p>
          </table:table-cell>
          <table:table-cell table:style-name="Tableau1.B2" office:value-type="string">
            <text:p text:style-name="P11">Crédit</text:p>
          </table:table-cell>
        </table:table-row>
        <table:table-row table:style-name="Tableau1.3">
          <table:table-cell table:style-name="Tableau1.A3" office:value-type="string">
            <text:p text:style-name="P9"/>
          </table:table-cell>
          <table:table-cell table:style-name="Tableau1.B3" office:value-type="string">
            <text:p text:style-name="P9"/>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3" text:outline-level="3"><text:bookmark text:name="__RefHeading__3210_1659357091"/>Les comptes de résultats<text:bookmark-end text:name="__RefHeading__3210_1659357091"/></text:h>
      <text:p text:style-name="Standard">Il y a deux sortes de compte de résultat, les classes 6 et 7.</text:p>
      <text:h text:style-name="Heading_20_4" text:outline-level="4">Les charges</text:h>
      <text:p text:style-name="Standard">Les charges (classe 6) représentent toutes les dépenses de votre entreprise: loyer, paiement au personnel, charge 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Les produits</text:h>
      <text:p text:style-name="Standard">C'est très simple, les produits sont tout simplement ce que vous vendez, gagnez comme intérêts financiers, bref, <text:soft-page-break/>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Les pièces justificatives</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3" text:outline-level="3"><text:bookmark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Déclaration TVA</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des sociétés. Il faut "déplacer" x%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Ensuite, vous pouvez utiliser le rapport "déclaration de TVA", pensez à l'adapter à vos besoins.</text:p>
      <text:p text:style-name="Standard"/>
      <text:h text:style-name="Heading_20_4" text:outline-level="4">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soft-page-break/><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p text:style-name="Standard"/>
      <text:p text:style-name="Standard">L'extension TVA permet de générer cette écriture.</text:p>
      <text:h text:style-name="Heading_20_4" text:outline-level="4">Déclaration Assujetti TVA</text:h>
      <text:p text:style-name="Standard">Vous pouvez directement faire votre déclaration assujetti. Pour cela, utilisez l'extension pour la TVA. Ne seront prises en compte que les fiches de type client et donc le numéro de TVA n'est pas vide.</text:p>
      <text:p text:style-name="Standard"/>
      <text:h text:style-name="Heading_20_3" text:outline-level="3"><text:bookmark text:name="__RefHeading__3214_1659357091"/>Fiscalité Belgique : Impôts<text:bookmark-end text:name="__RefHeading__3214_1659357091"/></text:h>
      <text:h text:style-name="Heading_20_4" text:outline-level="4">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Fin d'exercice</text:h>
      <text:p text:style-name="Standard">A la fin de l'exercice, vous devez estimer l'impôt. Soit vous pensez que vous aurez à rembourser soit à payer.</text:p>
      <text:h text:style-name="Heading_20_5" text:outline-level="5">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Dette envers l'impôt</text:h>
      <text:p text:style-name="Standard"><text:soft-page-break/>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L'année suivante</text:h>
      <text:p text:style-name="Standard">L'année suivante, vous recevez votre extrait de rôle. Suivant que vous ayez prévu d'avoir une dette et une créance d'impôt, il y aura des écritures différentes.</text:p>
      <text:h text:style-name="Heading_20_5" text:outline-level="5">Premier cas, vous pensez avoir une créance.</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Second cas, vous pensez avoir une dette fiscale</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text:soft-page-break/></text:p>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 text:name="__RefHeading__3218_1659357091"/>E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text:soft-page-break/>Amorti en 2004 <text:s text:c="2"/>400 euros</text:p>
      <text:p text:style-name="Standard"/>
      <text:p text:style-name="Standard">Total à amortir en 2003 : <text:s/>100 (pour le bureau) + 400 (pour le PC)</text:p>
      <text:h text:style-name="Heading_20_4" text:outline-level="4">Les dépenses non admises</text:h>
      <text:p text:style-name="Standard">Dans la fiscalité belge, il s'agit entre autres d'un pourcentage des frais de voiture (taxes de roulage, car wash...), des frais de restaurants, des versements anticipés d'impôt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h text:style-name="Heading_20_4" text:outline-level="4">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Les variations de stocks</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4" text:outline-level="4">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4"/>
      <text:p text:style-name="P27"><text:bookmark text:name="__RefHeading__3230_1659357091"/>Chapitre 3 <text:bookmark-end text:name="__RefHeading__3230_1659357091"/></text:p>
      <text:h text:style-name="P59" text:outline-level="1"><text:bookmark text:name="__RefHeading__5618_369900646"/>Dossier et utilisateurs<text:bookmark-end text:name="__RefHeading__5618_369900646"/></text:h>
      <text:p text:style-name="P16"/>
      <text:p text:style-name="Text_20_body">Un dossier reprend toute la comptabilité (et gestion) d'une société, une personne, une ASBL ou une loi 1901. </text:p>
      <text:p text:style-name="Text_20_body">Un utilisateur est une personne utilisant le programme.</text:p>
      <text:p text:style-name="Text_20_body">La première étape est de créér un dossier, qui contiendra toute votre comptabilité et votre gestion.</text:p>
      <text:h text:style-name="Heading_20_2" text:outline-level="2" text:restart-numbering="true" text:start-value="-1"><text:bookmark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r sur création. Quand vous serez dans la fenêtre d'accueil, le nouveau dossier sera là. Par défaut, seuls les administrateurs y ont accès, vous devez aller dans <text:a xlink:type="simple" xlink:href="#13.6.Sécurité |outline">Sécurité</text:a></text:p>
      <text:h text:style-name="Heading_20_2" text:outline-level="2"><text:bookmark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 Les autres éléments (fiches, document) ne seront effacés que si c'est demandé. Vous pouvez créér facilement vos propres modèles. Il suffit d'ajouter un modèle, de choisir le dossier qui en sera la base et de valider, tout sera nettoyé sauf le plan comptable, les fiches...</text:p>
      <text:h text:style-name="Heading_20_2" text:outline-level="2"><text:bookmark text:name="__RefHeading__3236_1659357091"/>Création d'utilisateur<text:bookmark-end text:name="__RefHeading__3236_1659357091"/></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p text:style-name="Text_20_body">Les utilisateurs peuvent être soit :</text:p>
      <text:p text:style-name="Text_20_body">Des administrateurs, ils ont alors tous les droits sur tous les dossiers</text:p>
      <text:p text:style-name="Text_20_body">Des administrateurs locaux, ils ont tous les droits sur <text:s/>les dossiers auxquel ils peuvent accèder</text:p>
      <text:p text:style-name="Text_20_body">Des utilisateurs normaux, ils ont que les droits qu'on leur a accordé sur les dossiers auxquels ils peuvent accèder</text:p>
      <text:p text:style-name="Text_20_body">Des utilisateurs plugin, ils ne peuvent accèder qu'aux plugin (=extension) qu'on leur a permis <text:s/>pour les dossiers auxquels ils ont accès. </text:p>
      <text:p text:style-name="Text_20_body"/>
      <text:p text:style-name="Text_20_body">Si un utilisateur normal ou un utilisateur plugin, n'a accès qu'à un seul dossier, lorsqu'ils se connectent ils arrivent directement soit sur leur dossier soit sur leur plugin.</text:p>
      <text:h text:style-name="Heading_20_2" text:outline-level="2"><text:bookmark text:name="__RefHeading__3238_1659357091"/>Backup<text:bookmark-end text:name="__RefHeading__3238_1659357091"/></text:h>
      <text:p text:style-name="Text_20_body">Dans les menus Dossier &amp; Modèle, il y a un bouton backup. En cliquant dessus, un fichier de backup sera généré et envoyé. Vous n'aurez qu'à le sauver sur votre disque. Pour restaurer, allez simplement dans le menu Administration → restaure, complètez les informations et chargez le fichier.</text:p>
      <text:h text:style-name="Heading_20_2" text:outline-level="2"><text:bookmark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text:soft-page-break/>Vous pouvez à tout moment, créér un dossier de test identique à votre dossier comptable simplement en faisant un backup et en le restaurant sous un autre nom; cela vous permettra de tester, de mettre au point la génération de documents</text:p>
      <text:h text:style-name="Heading_20_2" text:outline-level="2"><text:bookmark text:name="__RefHeading__3841_369900646"/>Sécurité<text:bookmark-end text:name="__RefHeading__3841_369900646"/></text:h>
      <text:p text:style-name="Text_20_body">PhpCompta a sa propre sécurité, cependant si vous voulez vraiment sécuriser votre comptabilité, vous devez prendre en compte qu'il ne suffit pas de sécuriser votre serveur et PhpCompta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text:p>
      <text:p text:style-name="Text_20_body"/>
      <text:p text:style-name="Text_20_body">Dans PhpCompta,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text:p>
      <text:p text:style-name="Text_20_body">Ces valeurs sont stockées sur le serveur. Peu de systèmes vérifient aussi souvent les permissions d'un utilisateur. Évidemment, utiliser le cache de l'explorateur pour découvrir ces informations est une perte de temps, utiliser son historique pour accéder à vos données ne fonctionnera pas non plus.</text:p>
      <text:p text:style-name="Text_20_body"/>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on droits par défaut (les journaux, les extensions, les actions permises). De cette façon, un utilisateur (sauf avec des droits administrateur) ne peut pas accéder aux nouveaux dossiers. Chaque accès doit être donné explicitement.</text:p>
      <text:p text:style-name="Text_20_body"/>
      <text:p text:style-name="Text_20_body">Dans un dossier, un utilisateur a toujours un droit par défaut. Si par exemple, son droit par défaut est de lire, il pourra lire tout ce qu'il veut et écrire uniquement dans ce qui a été explicitement permis. </text:p>
      <text:p text:style-name="Text_20_body">Si son droit par défaut est d'écrire, c'est l'inverse : il pourra écrire partout sauf là où c'est explicitement défendu. Le sens d'écrire dans ce contexte-ci doit se comprendre comme la capacité à pouvoir ajouter ou modifier des informations. </text:p>
      <text:p text:style-name="Text_20_body"/>
      <text:p text:style-name="P15">Chapitre 4 </text:p>
      <text:h text:style-name="P59" text:outline-level="1"><text:bookmark text:name="__RefHeading__3843_369900646"/>Tenir sa comptabilité avec PhpCompta<text:bookmark-end text:name="__RefHeading__3843_369900646"/></text:h>
      <text:p text:style-name="Text_20_body"/>
      <text:p text:style-name="P16"/>
      <text:h text:style-name="Heading_20_2" text:outline-level="2" text:restart-numbering="true" text:start-value="-1"><text:bookmark text:name="__RefHeading__3242_1659357091"/>Principe de base<text:bookmark-end text:name="__RefHeading__3242_1659357091"/></text:h>
      <text:p text:style-name="Standard">Avant de commencer, il faut absolument comprendre le système de fiche de PhpCompta, sinon les explications qui suivent seront obscures. Les fiches sont la base même de PhpCompta.</text:p>
      <text:h text:style-name="Heading_20_3" text:outline-level="3">Qu'est qu'une fiche <text:s/>? </text:h>
      <text:p text:style-name="Standard">Pour vous l'expliquer simplement, imaginons que vous deviez payer un loyer, c'est une dépense, <text:s/>dans ce cas, vous vous direz que cela correspond à une catégorie de dépense, donc vous aimeriez les regrouper dans une catégorie qui sera créée sur base d'un modèle.</text:p>
      <text:p text:style-name="Standard"/>
      <text:p text:style-name="Standard">Le loyer, est la fiche, la catégories sera probablement Service et biens Divers et le modèle sera tout simplement dépense.</text:p>
      <text:p text:style-name="Standard"/>
      <text:p text:style-name="Standard">Vous pouvez appliquer la même logique pour les clients, les fournisseurs, les comptes en banques, les matériels à amortir. </text:p>
      <text:p text:style-name="Standard">On propose une dizaine de modèles différents pour créér vos catégories de fiche. Ces catégories peuvent être modifiées et peuvent avoir plus de détails. Les marchandises peuvent avoir en plus un code de stock, les clients un <text:s text:c="2"/>email, … Les fiches sont complètement flexibles et contiennent tout ce que vous voulez.</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text:s/>Attention, si vous utilisez le double poste comptable voir <text:a xlink:type="simple" xlink:href="#8.5.3.Plusieurs postes comptables|outline">Plusieurs postes comptables</text:a> ) alors la numérotation ne sera pas automatique.</text:p>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enlever l'attribut « poste comptable » de la catégorie. Exemple : les contacts</text:p>
      <text:p text:style-name="Standard"/>
      <text:p text:style-name="Standard">·Vous souhaitez que toutes les fiches aient le même poste comptable, n'utilisez pas la numérotation automatique. Dans ce cas, les balances des comptes t l'historique se fera grâce aux fiches.</text:p>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h text:style-name="Heading_20_3" text:outline-level="3"><text:bookmark text:name="__RefHeading__3244_1659357091"/>Qu'est-ce le quick code<text:bookmark-end text:name="__RefHeading__3244_1659357091"/></text:h>
      <text:p text:style-name="Standard"><text:soft-page-break/>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Paramètres → divers → attribut de fiche.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out simplement l'exporter en CVS, récupérer le résultat avec un tableur et gérer la liste de vos adhérents.</text:p>
      <text:h text:style-name="Heading_20_3" text:outline-level="3"><text:bookmark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P17">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text:p>
      <text:h text:style-name="Heading_20_3" text:outline-level="3"><text:bookmark text:name="__RefHeading__3252_1659357091"/>Création d'une fiche<text:bookmark-end text:name="__RefHeading__3252_1659357091"/></text:h>
      <text:p text:style-name="Standard">Quelques attributs à expliquer : Gestion Poste, Prix Achat, Prix de vente, Poste Comptable. Vous n'êtes pas obligé de créer une fiche pour tout, par exemple pour les restaurants, vous pouvez encoder une seule et unique fiche appelée « restaurant » et non pas une fiche pour chaque restaurant.</text:p>
      <text:p text:style-name="Standard"/>
      <text:p text:style-name="Important"><text:soft-page-break/>Modifier le nom d'une fiche ne modifiera pas son nom dans le Plan Comptable.</text:p>
      <text:h text:style-name="Heading_20_3" text:outline-level="3">Attribut spéciaux:</text:h>
      <text:p text:style-name="Standard">Partie fiscalement non déductible </text:p>
      <text:p text:style-name="Standard">Entre 0 &amp; 1 (exemple 0,05 pour 5%), il s'agit de ce que vous ne pourrez pas déduire comme charge. En cas d'achat sur cette fiche, le montant HTVA multiplié par ce que vous avez inscrit ici sera rangé dans les dépenses non admises, le poste comptable est celui qui est indiqué dans le Module Paramètre → <text:s/>Poste</text:p>
      <text:p text:style-name="Standard"/>
      <text:p text:style-name="Standard">TVA non déductible même remarque</text:p>
      <text:p text:style-name="Standard"/>
      <text:p text:style-name="Standard">TVA non déductible récupérable par l'impôt </text:p>
      <text:p text:style-name="Standard"/>
      <text:p text:style-name="Standard">Partie Professionnel : pourcentage (entre 0 et 1), qui va partager le montant de la fiche entre dépense et dépense privée</text:p>
      <text:p text:style-name="Standard"/>
      <text:p text:style-name="Standard">Prix de vente : est le prix qui sera utilisé pour complèter une opération dans un journal de recette (vente)</text:p>
      <text:p text:style-name="Standard"/>
      <text:p text:style-name="Standard">Prix d'achat : est le prix qui utilisé pour complèter une opération dans un journal de dépense (achat)</text:p>
      <text:p text:style-name="Standard"/>
      <text:h text:style-name="Heading_20_3" text:outline-level="3">Poste comptable</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text:p>
      <text:h text:style-name="Heading_20_3" text:outline-level="3">Plusieurs postes comptables</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E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ext:soft-page-break/>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qu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861771222" text:style-name="L1">
        <text:list-item>
          <text:p text:style-name="P46">Le lettrage par quick_code pourra faire correspondre des postes comptables différentes</text:p>
        </text:list-item>
        <text:list-item>
          <text:p text:style-name="P46">L' extension TVA ne tient compte que des fiches de type client</text:p>
        </text:list-item>
        <text:list-item>
          <text:p text:style-name="P46">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2" text:outline-level="2"><text:bookmark text:name="__RefHeading__4629_369900646"/>Paramètrage des dossiers<text:bookmark-end text:name="__RefHeading__4629_369900646"/></text:h>
      <text:p text:style-name="Standard">Avant de vraiment tenir votre comptabilité et de gérer votre entreprise avec PhpCompta, il faut absolument que paramètrer correctement.</text:p>
      <text:h text:style-name="Heading_20_3" text:outline-level="3"><text:bookmark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Comptabilité analytique : valeur possible</text:h>
      <text:p text:style-name="Text_20_body">Les valeurs possibles sont </text:p>
      <text:list xml:id="list877718388" text:style-name="L2">
        <text:list-item>
          <text:list>
            <text:list-item>
              <text:p text:style-name="P30">Aucune, par défaut</text:p>
            </text:list-item>
            <text:list-item>
              <text:p text:style-name="P30">Optionnel, c'est à dire qu'il n'est pas obligatoire de donner les informations pour la comptabilité analytiques</text:p>
            </text:list-item>
            <text:list-item>
              <text:p text:style-name="P30">Obligatoire : il est obligatoire d'indiquer le plan analytique et le compte utilisé</text:p>
            </text:list-item>
          </text:list>
        </text:list-item>
      </text:list>
      <text:h text:style-name="Heading_20_4" text:outline-level="4">Mode Strict</text:h>
      <text:p text:style-name="Text_20_body">Les valeurs possibles sont :</text:p>
      <text:list xml:id="list1684502855" text:style-name="L3">
        <text:list-item>
          <text:p text:style-name="P47">Non, vous pouvez encoder sans suivre l'ordre chronologique et vous pouvez aussi effacer des opérations</text:p>
        </text:list-item>
        <text:list-item>
          <text:p text:style-name="P47">Oui, vous ne pouvez jamais encoder une opération dans un journal à une date antérieure à la dernière opération enregistrée, de plus il ne vous sera pas possible d'effacer une opération.</text:p>
        </text:list-item>
      </text:list>
      <text:h text:style-name="Heading_20_4" text:outline-level="4">Assujetti à la TVA</text:h>
      <text:p text:style-name="Text_20_body">Si vous indiquez non, la TVA ne sera ni affichée ni calculée,</text:p>
      <text:h text:style-name="Heading_20_4" text:outline-level="4"><text:soft-page-break/>Suggérer le numéro de pièce justificative</text:h>
      <text:p text:style-name="Text_20_body">Si sur oui,alors le programme vous suggère le numéro de la pièce lors de l'encodage des recettes, achat, opérations financières ou diverses</text:p>
      <text:h text:style-name="Heading_20_3" text:outline-level="3"><text:bookmark text:name="__RefHeading__3310_1659357091"/>Divers<text:bookmark-end text:name="__RefHeading__3310_1659357091"/></text:h>
      <text:h text:style-name="Heading_20_4" text:outline-level="4"><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s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quaires.</text:p>
      <text:h text:style-name="Heading_20_4" text:outline-level="4">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4" text:outline-level="4">Poste Comptable</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text:p>
      <text:p text:style-name="Standard"/>
      <text:p text:style-name="Standard">BANQUE<text:tab/><text:tab/>Poste comptable de base pour les banques<text:tab/>550<text:tab/> </text:p>
      <text:p text:style-name="Standard">CAISSE <text:tab/><text:tab/>Poste comptable de base <text:s/>pour la caisse<text:tab/><text:tab/><text:tab/>57<text:tab/> </text:p>
      <text:p text:style-name="Standard">COMPTE_COURANT<text:tab/>Poste comptable de base pour le compte courant<text:tab/><text:tab/>56<text:tab/> </text:p>
      <text:p text:style-name="Standard">COMPTE_TVA<text:tab/><text:tab/>TVA à payer<text:tab/><text:tab/><text:tab/><text:tab/><text:tab/>451<text:tab/> </text:p>
      <text:p text:style-name="Standard">CUSTOMER<text:tab/><text:tab/>Poste comptable de base pour les clients<text:tab/><text:tab/>400<text:tab/> </text:p>
      <text:p text:style-name="Standard">DEP_PRIV<text:tab/><text:tab/>Dépense a charge du gerant<text:note text:id="ftn1" text:note-class="footnote"><text:note-citation>1</text:note-citation><text:note-body><text:p text:style-name="Footnote">Utilisé par les attributs spéciaux des fiches</text:p></text:note-body></text:note><text:tab/><text:tab/><text:tab/>4890<text:tab/> </text:p>
      <text:p text:style-name="Standard">DNA<text:tab/><text:tab/><text:tab/>Dépense non déductible<text:tab/><text:span text:style-name="T18">1</text:span><text:tab/><text:tab/><text:tab/>6740<text:tab/> </text:p>
      <text:p text:style-name="Standard">SUPPLIER<text:tab/><text:tab/>Poste par défaut pour les fournisseurs<text:tab/><text:tab/>440<text:tab/> </text:p>
      <text:p text:style-name="Standard">TVA_DED_IMPOT<text:tab/>Tva déductible par l'impôt <text:span text:style-name="T18">1</text:span><text:tab/><text:tab/><text:tab/>6190<text:tab/> </text:p>
      <text:p text:style-name="Standard">TVA_DNA<text:tab/><text:tab/>Tva non déductibles <text:span text:style-name="T18">1</text:span><text:tab/><text:tab/><text:tab/><text:tab/>6740<text:tab/> </text:p>
      <text:p text:style-name="Standard">VENTE<text:tab/><text:tab/><text:tab/>Poste comptable de base pour les ventes<text:tab/><text:tab/>70<text:tab/> </text:p>
      <text:p text:style-name="Standard">VIREMENT_INTERNE<text:tab/>Poste Comptable pour les virements internes<text:tab/>58</text:p>
      <text:p text:style-name="Standard"/>
      <text:p text:style-name="Standard"/>
      <text:h text:style-name="Heading_20_4" text:outline-level="4">Catégorie de fiche</text:h>
      <text:p text:style-name="Standard">Quand vous <text:s/>en créez une nouvelle catégorie de fiche, ou vous demande sur quel modèle vous voulez vous baser. <text:soft-page-break/>Ce sont ces modèles qui peuvent être modifiés ici. Les classes de bases sont définies ici (voir le chapitre <text:a xlink:type="simple" xlink:href="#8.Fiche|outline">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catégorie de fiches.</text:p>
      <text:p text:style-name="Standard"/>
      <text:h text:style-name="Heading_20_4" text:outline-level="4">Catégorie de document </text:h>
      <text:p text:style-name="Standard">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 text:name="__RefHeading__3312_1659357091"/>Sécurité <text:bookmark-end text:name="__RefHeading__3312_1659357091"/></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 En revanche, si l'utilisateur est un utilisateur normale, il faudra explicitement lui donner les droits, les utilisateurs avec le statut 'Seulement extension' n'aura accès qu'aux extensions auquel il a accès et à rien d'autre</text:p>
      <text:h text:style-name="Heading_20_5" text:outline-level="5">Les journaux</text:h>
      <text:p text:style-name="P23">Choisissez ici les journaux pour lesquels l'utilisateur aura le droit de lecture, d'écriture ou aucun. Si un utilisateur a un « Aucun accès » pour un journal, il ne pourra jamais en consulter les données, ni par impressions ni par le module recherche. De même un utilisateur avec un « Uniquement extensions » ne pourra utiliser que les extensions.</text:p>
      <text:h text:style-name="Heading_20_5" text:outline-level="5">Les actions</text:h>
      <text:p text:style-name="Standard"/>
      <text:p text:style-name="Text_20_body">Fiche</text:p>
      <text:list xml:id="list367316249" text:style-name="L4">
        <text:list-item>
          <text:p text:style-name="P48">Création, modification et effacement de fiche</text:p>
        </text:list-item>
        <text:list-item>
          <text:p text:style-name="P48">Création, modification et effacement <text:s/>de catégories de fiches</text:p>
        </text:list-item>
        <text:list-item>
          <text:p text:style-name="P48">Ajout de fiche</text:p>
        </text:list-item>
      </text:list>
      <text:p text:style-name="Text_20_body">Impression</text:p>
      <text:list xml:id="list673259864" text:style-name="L5">
        <text:list-item>
          <text:p text:style-name="P49">Journaux (limité aux journaux en lecture)</text:p>
        </text:list-item>
        <text:list-item>
          <text:p text:style-name="P49">Poste ( limité aux journaux en lecture)</text:p>
        </text:list-item>
        <text:list-item>
          <text:p text:style-name="P49">Fiche (limité aux journaux en lecture)</text:p>
        </text:list-item>
        <text:list-item>
          <text:p text:style-name="P49">Rapport (non limité aux journaux en lecture)</text:p>
        </text:list-item>
        <text:list-item>
          <text:p text:style-name="P49">création de rapport</text:p>
        </text:list-item>
      </text:list>
      <text:p text:style-name="Text_20_body">Opérations prédéfinies</text:p>
      <text:list xml:id="list1771481582" text:style-name="L6">
        <text:list-item>
          <text:p text:style-name="P50">Effacement &amp; création, à ne pas confondre avec « Journaux en écriture avec opérations prédéfinies »</text:p>
        </text:list-item>
      </text:list>
      <text:p text:style-name="Text_20_body">Période</text:p>
      <text:list xml:id="list432951581" text:style-name="L7">
        <text:list-item>
          <text:p text:style-name="P51">Ajout</text:p>
        </text:list-item>
        <text:list-item>
          <text:p text:style-name="P51">clôture</text:p>
        </text:list-item>
        <text:list-item>
          <text:p text:style-name="P51">centralisation</text:p>
        </text:list-item>
        <text:list-item>
          <text:p text:style-name="P51">Écriture Ouverture </text:p>
        </text:list-item>
      </text:list>
      <text:p text:style-name="Text_20_body">Stock</text:p>
      <text:list xml:id="list1029555757" text:style-name="L8">
        <text:list-item>
          <text:p text:style-name="P52">Gestion stock</text:p>
        </text:list-item>
      </text:list>
      <text:p text:style-name="Text_20_body">Gestion courrier</text:p>
      <text:p text:style-name="Text_20_body"><text:soft-page-break/>Import en banque</text:p>
      <text:p text:style-name="Text_20_body">Comptabilité Analytique</text:p>
      <text:list xml:id="list1471480448" text:style-name="L9">
        <text:list-item>
          <text:p text:style-name="P53">Ajout de plan analytique</text:p>
        </text:list-item>
        <text:list-item>
          <text:p text:style-name="P53">Ajout de poste analytique</text:p>
        </text:list-item>
        <text:list-item>
          <text:p text:style-name="P53">Ajout de groupe analytique</text:p>
        </text:list-item>
        <text:list-item>
          <text:p text:style-name="P53">Impression</text:p>
        </text:list-item>
      </text:list>
      <text:p text:style-name="Text_20_body">Paramètres</text:p>
      <text:list xml:id="list1999789442" text:style-name="L10">
        <text:list-item>
          <text:p text:style-name="P54">Coordonnées société</text:p>
        </text:list-item>
        <text:list-item>
          <text:p text:style-name="P54">Mode Strict</text:p>
        </text:list-item>
      </text:list>
      <text:h text:style-name="Heading_20_3" text:outline-level="3"><text:bookmark text:name="__RefHeading__3314_1659357091"/>Document- génération de document<text:bookmark-end text:name="__RefHeading__3314_1659357091"/></text:h>
      <text:p text:style-name="Standard">PhpCompta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Important">Attention, dans le journal d'achat, on ne peut générer un document que s'il y a une valeur autre que « Paiement encodé plus tard ». De plus, dans ce journal on n'utilise que le bénéficiaire</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1839901269" text:style-name="L11">
        <text:list-item>
          <text:p text:style-name="P31">CUST_NAME customer's name</text:p>
        </text:list-item>
        <text:list-item>
          <text:p text:style-name="P31">CUST_ADDR_1 customer's address line 1</text:p>
        </text:list-item>
        <text:list-item>
          <text:p text:style-name="P31">CUST_CP customer's ZIP code</text:p>
        </text:list-item>
        <text:list-item>
          <text:p text:style-name="P31">CUST_CITY customer's city</text:p>
        </text:list-item>
        <text:list-item>
          <text:p text:style-name="P31">CUST_CO customer's country</text:p>
        </text:list-item>
        <text:list-item>
          <text:p text:style-name="P31">CUST_VAT customer's VAT</text:p>
        </text:list-item>
        <text:list-item>
          <text:p text:style-name="P31">CUST_NUM numéro de client </text:p>
        </text:list-item>
        <text:list-item>
          <text:p text:style-name="P31">CUST_BANQUE_NO n° de compte en banque (utilisé surtout dans les notes de frais)</text:p>
        </text:list-item>
        <text:list-item>
          <text:p text:style-name="P31">CUST_BANQUE_NAME nom de la banque (utilisé surtout dans les notes de frais)</text:p>
        </text:list-item>
      </text:list>
      <text:p text:style-name="Standard">Détail </text:p>
      <text:list xml:id="list333500491" text:continue-numbering="true" text:style-name="L11">
        <text:list-item>
          <text:p text:style-name="P31">DATE_LIMIT Echéance</text:p>
        </text:list-item>
        <text:list-item>
          <text:p text:style-name="P31">MARCH_NEXT n'imprimera rien, ce tag demande à ce qu'on passe à la marchandise suivante</text:p>
        </text:list-item>
        <text:list-item>
          <text:p text:style-name="P31">BON_COMMANDE numéro du bon de commande </text:p>
        </text:list-item>
        <text:list-item>
          <text:p text:style-name="P31">VEN_ART_NAME Nom de l'article</text:p>
        </text:list-item>
        <text:list-item>
          <text:p text:style-name="P31">VEN_ART_PRICE Prix de l'article</text:p>
        </text:list-item>
        <text:list-item>
          <text:p text:style-name="P31">VEN_ART_QUANT Quantité</text:p>
        </text:list-item>
        <text:list-item>
          <text:p text:style-name="P31">VEN_ART_TVA_CODE ou TVA_CODE Le code TVA pour l'article</text:p>
        </text:list-item>
        <text:list-item>
          <text:p text:style-name="P31">VENT_ART_TVA_RATE est le pourcentage de TVA de l'article</text:p>
        </text:list-item>
        <text:list-item>
          <text:p text:style-name="P31">VEN_ART_TVA_AMOUNT Le montant TVA de l'article</text:p>
        </text:list-item>
        <text:list-item>
          <text:p text:style-name="P31"><text:soft-page-break/>VEN_ART_STOCK_CODE Le code de stock de l'article</text:p>
        </text:list-item>
        <text:list-item>
          <text:p text:style-name="P31">VEN_HTVA le total hors TVA de l'article</text:p>
        </text:list-item>
        <text:list-item>
          <text:p text:style-name="P31">VEN_TVAC le total TVAC de l'article</text:p>
        </text:list-item>
        <text:list-item>
          <text:p text:style-name="P31">VEN_TVA le total de la TVA de l'article</text:p>
        </text:list-item>
        <text:list-item>
          <text:p text:style-name="P31">TOTAL_VEN_HTVA le total HTVA</text:p>
        </text:list-item>
        <text:list-item>
          <text:p text:style-name="P31">TOTAL_VEN_TVAC le total TVAC</text:p>
        </text:list-item>
        <text:list-item>
          <text:p text:style-name="P31">TOTAL_TVA le total TVA</text:p>
        </text:list-item>
        <text:list-item>
          <text:p text:style-name="P31">TVA_LABEL Montre le % de TVA</text:p>
        </text:list-item>
        <text:list-item>
          <text:p text:style-name="P31">TVA_AMOUNT TVA de l'article</text:p>
        </text:list-item>
        <text:list-item>
          <text:p text:style-name="P31">REFERENCE Référence</text:p>
        </text:list-item>
        <text:list-item>
          <text:p text:style-name="P31">SOLDE Solde du compte (pour les lettres de rappel)</text:p>
        </text:list-item>
        <text:list-item>
          <text:p text:style-name="P31">DATE Date encodée</text:p>
        </text:list-item>
        <text:list-item>
          <text:p text:style-name="P31">NUMBER numéro de séquence du document</text:p>
        </text:list-item>
        <text:list-item>
          <text:p text:style-name="P31">OTHER_INFO  information libre que l'on peut introduire dans l'écran de confirmation des journaux de vente</text:p>
        </text:list-item>
        <text:list-item>
          <text:p text:style-name="P31">USER le nom et le prénom de l'utilisateur ayant généré le document </text:p>
        </text:list-item>
        <text:list-item>
          <text:p text:style-name="P31">COMMENT la description donnée dans la facture ou la note de crédit.</text:p>
        </text:list-item>
        <text:list-item>
          <text:p text:style-name="P31">PJ Le numéro de la pièce justificative, vous pouvez l'utilisez si vous souhaitez par exemple pour une numérotation par journal et par document. Vous évitez ainsi l'utilisation de NUMBER</text:p>
        </text:list-item>
      </text:list>
      <text:p text:style-name="Standard"/>
      <text:p text:style-name="Standard">Entreprise utilisant le programme, paramètres encodés dans paramètres → société</text:p>
      <text:list xml:id="list1988071865" text:continue-numbering="true" text:style-name="L11">
        <text:list-item>
          <text:p text:style-name="P31">MY_NAME vos coordonnées</text:p>
        </text:list-item>
        <text:list-item>
          <text:p text:style-name="P31">MY_CP code postal</text:p>
        </text:list-item>
        <text:list-item>
          <text:p text:style-name="P31">MY_COMMUNE commune</text:p>
        </text:list-item>
        <text:list-item>
          <text:p text:style-name="P31">MY_TVA numéro de TVA</text:p>
        </text:list-item>
        <text:list-item>
          <text:p text:style-name="P31">MY_STREET : Rue qu'on a indiqué dans paramètres-&gt;société</text:p>
        </text:list-item>
        <text:list-item>
          <text:p text:style-name="P31">MY_NUMBER :numéro qu'on a indiqué dans paramètres-&gt;société</text:p>
        </text:list-item>
        <text:list-item>
          <text:p text:style-name="P31">MY_TEL : téléphone qu'on a indiqué dans paramètres-&gt;société</text:p>
        </text:list-item>
        <text:list-item>
          <text:p text:style-name="P31">MY_FAX: fax <text:s/>qu'on a indiqué dans paramètres-&gt;société</text:p>
        </text:list-item>
        <text:list-item>
          <text:p text:style-name="P31">MY_PAYS Pays qu'on a indiqué dans paramètres-&gt;société</text:p>
        </text:list-item>
      </text:list>
      <text:p text:style-name="Standard"/>
      <text:p text:style-name="Standard">bénéficiaire : fiche désignée par le moyen de paiement, en général utilisé pour les notes de frais pour rembourser un employé de ses frais</text:p>
      <text:list xml:id="list614147068" text:continue-numbering="true" text:style-name="L11">
        <text:list-item>
          <text:p text:style-name="P31">BENEF_NAME : <text:s/>nom</text:p>
        </text:list-item>
        <text:list-item>
          <text:p text:style-name="P31">BENEF_ADDR_1 adresse du bénéficiaire</text:p>
        </text:list-item>
        <text:list-item>
          <text:p text:style-name="P31">BENEF_CP code postal</text:p>
        </text:list-item>
        <text:list-item>
          <text:p text:style-name="P31">BENEF_CITY ville </text:p>
        </text:list-item>
        <text:list-item>
          <text:p text:style-name="P31">BENEF_CO pays</text:p>
        </text:list-item>
        <text:list-item>
          <text:p text:style-name="P31">BENEF_VAT numéro de tva</text:p>
        </text:list-item>
        <text:list-item>
          <text:p text:style-name="P31">BENEF_NUM numéro de client du bénéficiaire</text:p>
        </text:list-item>
        <text:list-item>
          <text:p text:style-name="P31">BENEF_BANQUE_NO numéro de compte en banque</text:p>
        </text:list-item>
        <text:list-item>
          <text:p text:style-name="P31">BENEF_BANQUE_NAME nom de la banque</text:p>
        </text:list-item>
      </text:list>
      <text:p text:style-name="Standard"/>
      <text:p text:style-name="Standard">Il y a des exemples dans doc/contrib/document-tes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nt : uniquement les journaux d'achat</text:p>
      <text:p text:style-name="Standard"><text:tab/><text:tab/>Gestion accessible uniquement dans gestion → suivi </text:p>
      <text:h text:style-name="Heading_20_3" text:outline-level="3"><text:bookmark-start text:name="journaux"/><text:bookmark text:name="__RefHeading__3316_1659357091"/>Journaux<text:bookmark-end text:name="journaux"/><text:bookmark-end text:name="__RefHeading__3316_1659357091"/></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text:soft-page-break/></text:p>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Standard"/>
      <text:h text:style-name="Heading_20_2" text:outline-level="2"><text:bookmark text:name="__RefHeading__3266_1659357091"/>Journaux<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Vous pouvez créé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pour extourner il faut entrer une date valide. Une date valide est une date qui est dans une période non fermée et dans une période du dossier.</text:p>
      <text:h text:style-name="Heading_20_3" text:outline-level="3">Les numéros de Pièces Justificatives</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
      <text:h text:style-name="Heading_20_3" text:outline-level="3">Vente ou Journal des Recettes</text:h>
      <text:p text:style-name="Standard"/>
      <text:p text:style-name="Standard">Le journal des recettes regroupe les opérations de vente. En mode utilisateur,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il faut cependant le calculer si la remise est exprimée en pourcentage.</text:p>
      <text:p text:style-name="Standard"/>
      <text:p text:style-name="Standard">Pour ajouter une vente, cliquez sur « nouvelle vente », puis utilisez les boutons pour ajouter les clients, services et marchandises que l'on vend.</text:p>
      <text:p text:style-name="Standard"/>
      <text:p text:style-name="Important"><text:soft-page-break/>En cas de reprise de matériel dans le stock, vous pouvez mettre des quantités négatives - des quantités, pas des prix unitaires -. </text:p>
      <text:p text:style-name="Standard">Le stock sera automatiquement réadapté pour tenir compte de ce retour de matériel si vous utilisez des codes de stock.</text:p>
      <text:p text:style-name="Standard"/>
      <text:p text:style-name="Standard"/>
      <text:p text:style-name="Standard">Avant d'utiliser la section « Payé par » vous devez d'abord le paramètrer correctement : <text:bookmark-ref text:reference-format="chapter" text:ref-name="Paramétrage des moyens de paiement">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quaire afin de donner le numéro de relevé à vos encaissements. </text:p>
      <text:p text:style-name="Standard"/>
      <text:p text:style-name="Standard">Afin de générer une facture, ce ne sera proposé que si vous avez un modèle de facture disponible.</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Dépense ou Journal des Achats</text:h>
      <text:p text:style-name="Standard"/>
      <text:p text:style-name="Standard">Cela reprend uniquement les opérations d'achat que ce soit pour l'achat de marchandises, de services ou de matériel. La TVA est calculée automatiquement, cependant dans le journal d'achat on peut forcer un autre montant pour la TVA.</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text:p>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h text:style-name="Heading_20_3" text:outline-level="3">Journal des Opérations diverses</text:h>
      <text:p text:style-name="Standard">Il reprend toutes les opérations qui ne sont pas comprises dans les autres journaux. Ce qui implique les amortissements, parfois les salaires ou les produits financiers, les dépenses non admises, le paiement de l'impôt, <text:soft-page-break/>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3" text:outline-level="3"><text:bookmark text:name="__RefHeading__3268_1659357091"/>Encodage d'opération<text:bookmark-end text:name="__RefHeading__3268_1659357091"/></text:h>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st fonctionnalité est utilisée pour annuler une opération précédente ou pour faire des remises, des notes de crédit...</text:p>
      <text:p text:style-name="astuce"/>
      <text:p text:style-name="Standard">Exemple :</text:p>
      <text:list xml:id="list536532395" text:style-name="L12">
        <text:list-header>
          <text:p text:style-name="P32"/>
        </text:list-header>
        <text:list-item>
          <text:p text:style-name="P32">Paiement d'une facture (montant négatif), on aura :</text:p>
          <text:list>
            <text:list-header>
              <text:p text:style-name="P33">tva à récupérer</text:p>
            </text:list-header>
          </text:list>
        </text:list-item>
      </text:list>
      <text:p text:style-name="P4"><text:tab/>Fournisseur</text:p>
      <text:list xml:id="list2149051809" text:style-name="L13">
        <text:list-header>
          <text:p text:style-name="P34"><text:tab/><text:tab/><text:tab/>à<text:tab/>charge</text:p>
          <text:p text:style-name="P35"/>
        </text:list-header>
        <text:list-item>
          <text:p text:style-name="P35">Reprise de marchandise (diminution de vente &amp; TVA) :</text:p>
          <text:p text:style-name="P35"><text:s text:c="6"/><text:span text:style-name="T5">vente</text:span></text:p>
          <text:list>
            <text:list-header>
              <text:p text:style-name="P34">TVA à payer, vente</text:p>
            </text:list-header>
          </text:list>
        </text:list-item>
      </text:list>
      <text:p text:style-name="P4"><text:tab/><text:tab/><text:tab/>à<text:tab/>Client</text:p>
      <text:p text:style-name="Standard"/>
      <text:p text:style-name="Standard">La dette du client diminue.</text:p>
      <text:p text:style-name="Standard"/>
      <text:p text:style-name="astuce">Si vous souhaitez modifier ce que vous avez encodé, vous devez utilisé l'extension modification</text:p>
      <text:p text:style-name="Standard">Quand vous cliquez sur « Confirmer » soyez sûr de ce que vous faites.</text:p>
      <text:p text:style-name="Standard"/>
      <text:p text:style-name="Text_20_body"><text:bookmark text:name="après fiche"/></text:p>
      <text:h text:style-name="Heading_20_2" text:outline-level="2"><text:bookmark text:name="__RefHeading__33633829"/>Les rapports<text:bookmark-end text:name="__RefHeading__33633829"/></text:h>
      <text:h text:style-name="Heading_20_3" text:outline-level="3"><text:bookmark text:name="__RefHeading__3254_1659357091"/>Introduction<text:bookmark-end text:name="__RefHeading__3254_1659357091"/></text:h>
      <text:p text:style-name="Standard"><text:soft-page-break/>Les rapports permettent de rapidement encoder des rapports. Par exemple, le total des ventes, le total encore à payer, la différence entre les entrées et les charges... Il n'y a pas vraiment de limite. <text:s/></text:p>
      <text:p text:style-name="Standard"/>
      <text:h text:style-name="Heading_20_3" text:outline-level="3"><text:bookmark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4" text:outline-level="4">Syntaxe</text:h>
      <text:p text:style-name="Standard">Quelques règles :</text:p>
      <text:p text:style-name="Standard"/>
      <text:h text:style-name="Heading_20_5" text:outline-level="5">Dans la colonne formules</text:h>
      <text:p text:style-name="Standard"/>
      <text:list xml:id="list518668992" text:style-name="L14">
        <text:list-item>
          <text:p text:style-name="P36">les postes sont toujours écrits entre crochets; <text:line-break/>exemple : [ 4511] </text:p>
        </text:list-item>
        <text:list-item>
          <text:p text:style-name="P36">pour avoir la somme du poste et des sous-postes, il faut utiliser le %;<text:line-break/>exemple [45%]</text:p>
        </text:list-item>
      </text:list>
      <text:list xml:id="list1089051430" text:style-name="L15">
        <text:list-item>
          <text:p text:style-name="P37">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37">Si vous souhaitez n'avoir que le crédit ou le débit, utilisez le D ou le C avant la fermeture du crochet.</text:p>
        </text:list-item>
      </text:list>
      <text:list xml:id="list1731687847" text:style-name="L16">
        <text:list-item>
          <text:p text:style-name="P38">Pour avoir un montant négatif si le crédit est supérieur au débit, il faut avoir S avant la fermeture du crochet exemple : [7%S] , [55001S]</text:p>
          <text:p text:style-name="P38">Drapeau :</text:p>
          <text:list>
            <text:list-item>
              <text:p text:style-name="P38">S= Signed : négatif si C &gt; D</text:p>
            </text:list-item>
            <text:list-item>
              <text:p text:style-name="P38">D = Uniquement Débit</text:p>
            </text:list-item>
            <text:list-item>
              <text:p text:style-name="P38">C = uniquement Credit</text:p>
            </text:list-item>
            <text:list-item>
              <text:p text:style-name="P38">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20">Résultat d'exploitation brute <text:s/><text:tab/><text:tab/><text:tab/><text:tab/>round([7%]-[6%])</text:p>
      <text:p text:style-name="P21">Impôt estimé (sans compter les amortissements)<text:tab/> ([7%]-[6%])/0.35</text:p>
      <text:p text:style-name="P21">Total des comptes en banque <text:tab/><text:tab/><text:tab/><text:tab/>[550%]</text:p>
      <text:p text:style-name="P21">Total TVA récolté depuis janvier 2005 : <text:tab/><text:tab/><text:tab/>[4511]FROM=01.2005</text:p>
      <text:p text:style-name="P21">Perte ou profitif <text:tab/><text:tab/><text:tab/><text:tab/><text:tab/>([7%]-[6%]&gt;0)?"Benefice":"Perte"</text:p>
      <text:p text:style-name="P18"/>
      <text:h text:style-name="Heading_20_5" text:outline-level="5">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 text:name="__RefHeading__3258_1659357091"/>Utilisation <text:bookmark-end text:name="__RefHeading__3258_1659357091"/></text:h>
      <text:p text:style-name="Standard"><text:soft-page-break/>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l'l'exporter en CSV puis vous l'intégrer dans votre tableur.</text:p>
      <text:p text:style-name="Standard"/>
      <text:p text:style-name="Standard"/>
      <text:h text:style-name="Heading_20_2" text:outline-level="2"><text:bookmark text:name="__RefHeading__3260_1659357091"/>Gestion de stock<text:bookmark-end text:name="__RefHeading__3260_1659357091"/></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 → 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1526248348" text:style-name="L17">
        <text:list-item>
          <text:p text:style-name="P39">La première, est que les postes comptables des marchandises à vendre et à acheter ne sont pas les mêmes.</text:p>
        </text:list-item>
        <text:list-item>
          <text:p text:style-name="P39">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
      <text:h text:style-name="Heading_20_3" text:outline-level="3"><text:bookmark text:name="__RefHeading__4835_884180951"/>Configurer les fiches<text:bookmark-end text:name="__RefHeading__4835_884180951"/></text:h>
      <text:p text:style-name="Standard"><text:soft-page-break/>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4" text:outline-level="4">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4" text:outline-level="4">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4" text:outline-level="4">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text:bookmark text:name="__RefHeading__3264_1659357091"/><text:bookmark-end text:name="__RefHeading__3264_1659357091"/></text:p>
      <text:p text:style-name="Standard"/>
      <text:p text:style-name="Standard"/>
      <text:h text:style-name="Heading_20_2" text:outline-level="2"><text:bookmark text:name="__RefHeading__3270_1659357091"/>Recherche &amp; historique<text:bookmark-end text:name="__RefHeading__3270_1659357091"/></text:h>
      <text:p text:style-name="Standard"><text:soft-page-break/>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text:bookmark text:name="__RefHeading__3272_1659357091"/>Opérations diverses<text:bookmark-end text:name="__RefHeading__3272_1659357091"/></text:h>
      <text:p text:style-name="Standard">C'est le seul journal où vous pourrez encoder une opération, en mélangeant les quickcodes et les postes. </text:p>
      <text:p text:style-name="Standard"/>
      <text:p text:style-name="Standard"/>
      <text:p text:style-name="Standard">Les fiches <text:s/>et les postes comptables utilisables sont paramétrables dans "Avancé-&gt;journaux-&gt;journal concerné"</text:p>
      <text:p text:style-name="Standard"/>
      <text:h text:style-name="Heading_20_2" text:outline-level="2"><text:bookmark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2" text:outline-level="2"><text:bookmark text:name="__RefHeading__3276_1659357091"/>Le Lettrage<text:bookmark-end text:name="__RefHeading__3276_1659357091"/></text:h>
      <text:p text:style-name="Standard">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2" text:outline-level="2"><text:bookmark text:name="__RefHeading__34602514"/>Impression<text:bookmark-end text:name="__RefHeading__34602514"/></text:h>
      <text:p text:style-name="Standard"/>
      <text:p text:style-name="Standard">Ce menu permet de demander des impressions. Depuis la version 5.1, les impressions générent des PDF supportant l'unicode. Toutes les impressions sont exportables en CSV et PDF.</text:p>
      <text:p text:style-name="Important"><text:soft-page-break/>L'utilisateur ne vont que les opérations effectuées dans des journaux pour lesquels il a un droit de lecture. Les balances pourraient être incorrectes si une opération est faite dans un journal auquel il n'a pas accè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Catégorie de fiches</text:h>
      <text:p text:style-name="Text_20_body">L'impression des catégories de fiches vous permettent d'exporter en CSV ou en PDF</text:p>
      <text:p text:style-name="Text_20_body">Tous les attributs des fiches de cette catégories</text:p>
      <text:p text:style-name="astuce">Si vous avez des adhérents, vous pouvez leur ajouter une date de début d'abonnement ou de fin d'abonnement, et une fois par mois exporter ces fiches dans un CSV que vous pourrez travailler avec un tableur afin de voir quels sont les adhérents dont la cotisation est arrivée à échéance</text:p>
      <text:p text:style-name="Standard">Historique des fiches de la catégories, l'historique peut être soit uniquement les opérations lettrées, uniquement les opérations non lettrées ou toutes les opérations.</text:p>
      <text:p text:style-name="Standard"/>
      <text:p text:style-name="Standard">Balance de chaque fiche</text:p>
      <text:h text:style-name="Heading_20_3" text:outline-level="3"><text:bookmark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3" text:outline-level="3">Balance des comptes</text:h>
      <text:p text:style-name="Standard"><text:soft-page-break/>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3" text:outline-level="3">Rapprochement</text:h>
      <text:p text:style-name="Text_20_body">Vous pouvez imprimer toutes les opérations rapprochées, normalement toute vente et <text:s/>tout achat est lié à une opération financières. </text:p>
      <text:p text:style-name="Text_20_body">Si ce n'est pas le cas, la cause peut être</text:p>
      <text:list xml:id="list51566828" text:style-name="L18">
        <text:list-item>
          <text:p text:style-name="P55">Perte de la facture d'achat</text:p>
        </text:list-item>
        <text:list-item>
          <text:p text:style-name="P55">Non paiement de la facture de vente</text:p>
        </text:list-item>
        <text:list-item>
          <text:p text:style-name="P55">Paiement sans document d'achat (avance TVA,...)</text:p>
        </text:list-item>
        <text:list-item>
          <text:p text:style-name="P55">Prélèvement par le gérant</text:p>
        </text:list-item>
      </text:list>
      <text:p text:style-name="Standard"/>
      <text:p text:style-name="Standard"/>
      <text:h text:style-name="Heading_20_2" text:outline-level="2"><text:bookmark text:name="__RefHeading__3278_1659357091"/>Avancé<text:bookmark-end text:name="__RefHeading__3278_1659357091"/></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t les journaux (= mode globale).</text:p>
      <text:p text:style-name="Standard"/>
      <text:h text:style-name="Heading_20_3" text:outline-level="3">É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text:p>
      <text:h text:style-name="P6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text:soft-page-break/></text:p>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6">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Important">La réouverture des comptes se fait sur le nouvel exercice et normalement en janvier, pas l'exercice que vous venez de clôturer.</text:p>
      <text:h text:style-name="Heading_20_2" text:outline-level="2"><text:bookmark text:name="__RefHeading__3280_1659357091"/>Le module de gestion<text:bookmark-end text:name="__RefHeading__3280_1659357091"/></text:h>
      <text:p text:style-name="Standard">Le module de gestion <text:s/>permet :</text:p>
      <text:list xml:id="list737608636" text:style-name="L19">
        <text:list-item>
          <text:p text:style-name="P40">le suivi des clients, fournisseurs, des administrations (taxes, formalités...)...</text:p>
        </text:list-item>
        <text:list-item>
          <text:p text:style-name="P40">la génération de documents tel que facture, note de crédit, bordereau de livraison, bons de commande...</text:p>
        </text:list-item>
        <text:list-item>
          <text:p text:style-name="P40">Les prévisions</text:p>
        </text:list-item>
      </text:list>
      <text:p text:style-name="Standard"/>
      <text:h text:style-name="Heading_20_3" text:outline-level="3"><text:bookmark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text:soft-page-break/>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fiche → Création → Type de fiche = contact</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3" text:outline-level="3"><text:bookmark text:name="__RefHeading__3284_1659357091"/>Menu Fournisseur<text:bookmark-end text:name="__RefHeading__3284_1659357091"/></text:h>
      <text:p text:style-name="Standard">Comme menu client.</text:p>
      <text:h text:style-name="P62" text:outline-level="3"/>
      <text:h text:style-name="P64" text:outline-level="3"><text:bookmark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3" text:outline-level="3"><text:bookmark text:name="__RefHeading__3290_1659357091"/>Prévisions<text:bookmark-end text:name="__RefHeading__3290_1659357091"/></text:h>
      <text:p text:style-name="Standard">Les prévisions vous permettent de comparer vos revenus et charges réelles avec vos estimations. </text:p>
      <text:h text:style-name="Heading_20_4" text:outline-level="4">Ajoutez une prévision</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 poste comptable, soit une fiche, vous ne devez pas les indiquer tous les deux. Dans le cas, où vous entrez une un poste comptable vous pouvez utiliser le % pour indiquer que vous souhaitez la somme de compte ET de ses sous comptes. Par exemple 60% vous donnera la somme des comptes 60,601, 602,603,60123,...</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e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sirez une prévision, vous verrez vos estimations, pour modifier, il y a en bas, 2 boutons, l'un pour modifier les catégories et l'autre pour modifier les éléments</text:p>
      <text:h text:style-name="Heading_20_3" text:outline-level="3"><text:bookmark text:name="__RefHeading__34562567"/>Suivi Courrier<text:bookmark-end text:name="__RefHeading__34562567"/></text:h>
      <text:p text:style-name="Standard"/>
      <text:p text:style-name="Standard">Comme le dit le titre, garde une trace de toutes les communications reçues ou envoyées. Il permet aussi la génération de certains documents comme les lettres de rappel, les courriers... Mais aussi d'assurer le suivi d'une action, rendez-vous, lettre de rappel, courrier, il est aussi possible d'affecter des tâches à d'autres personne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h text:style-name="Heading_20_2" text:outline-level="2"><text:bookmark text:name="__RefHeading__3292_1659357091"/><text:soft-page-break/>Le module de comptabilité analytique<text:bookmark-end text:name="__RefHeading__3292_1659357091"/></text:h>
      <text:p text:style-name="Standard"/>
      <text:h text:style-name="Heading_20_3" text:outline-level="3"><text:bookmark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3" text:outline-level="3"><text:bookmark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3" text:outline-level="3"><text:bookmark text:name="__RefHeading__3298_1659357091"/><text:soft-page-break/>Plan analytique<text:bookmark-end text:name="__RefHeading__3298_1659357091"/></text:h>
      <text:h text:style-name="Heading_20_4" text:outline-level="4">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4" text:outline-level="4">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3" text:outline-level="3"><text:bookmark text:name="__RefHeading__3300_1659357091"/>Opérations diverses<text:bookmark-end text:name="__RefHeading__3300_1659357091"/></text:h>
      <text:p text:style-name="Standard"/>
      <text:p text:style-name="Standard">Ce menu vous permet d'encoder des opérations entre différents comptes analytiques.</text:p>
      <text:p text:style-name="Standard"/>
      <text:h text:style-name="Heading_20_3" text:outline-level="3"><text:bookmark text:name="__RefHeading__3302_1659357091"/>Impression<text:bookmark-end text:name="__RefHeading__3302_1659357091"/></text:h>
      <text:h text:style-name="Heading_20_4" text:outline-level="4">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4" text:outline-level="4">Balance simple</text:h>
      <text:p text:style-name="Standard">Entre deux dates et/ou entre deux postes, vous pouvez obtenir les montants des débits, crédits et soldes de tous les postes d'un plan analytique. Vous pouvez les exporter en PDF ou CSV. </text:p>
      <text:h text:style-name="Heading_20_4" text:outline-level="4">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3" text:outline-level="3"><text:bookmark text:name="__RefHeading__3304_1659357091"/>Liaison avec la comptabilité générale<text:bookmark-end text:name="__RefHeading__3304_1659357091"/></text:h>
      <text:h text:style-name="Heading_20_4" text:outline-level="4" text:is-list-header="true">Introduction</text:h>
      <text:p text:style-name="Standard">Petit rappel, la comptabilité analytique ne fonctionne qu'avec les comptes de résultats, c'est à dire les comptes de charges «6» et les comptes de produits «7».</text:p>
      <text:h text:style-name="Heading_20_4" text:outline-level="4">Journal de ventes, d'achats et d'opérations diverse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P60" text:outline-level="1" text:is-list-header="true"><text:bookmark text:name="__RefHeading__3318_1659357091"/>Annexe <text:bookmark-end text:name="__RefHeading__3318_1659357091"/></text:h>
      <text:h text:style-name="P61" text:outline-level="2" text:restart-numbering="true" text:start-value="-1"><text:bookmark text:name="__RefHeading__4631_369900646"/>Trucs et astuces<text:bookmark-end text:name="__RefHeading__4631_369900646"/></text:h>
      <text:h text:style-name="P62" text:outline-level="3"><text:bookmark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62" text:outline-level="3">Utiliser le code STOCK pour vos prestations</text:h>
      <text:p text:style-name="Standard"/>
      <text:p text:style-name="Standard"/>
      <text:p text:style-name="Standard"/>
      <text:h text:style-name="Heading_20_2" text:outline-level="2"><text:bookmark text:name="__RefHeading__3322_1659357091"/>Développeur<text:bookmark-end text:name="__RefHeading__3322_1659357091"/></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OpenOffice.org(voir la FAQ pour contribuer).</text:p>
      <text:p text:style-name="Standard"/>
      <text:p text:style-name="Standard">Si vous souhaitez envoyez un patch, regarder dans la FAQ "Comment contribuer".</text:p>
      <text:h text:style-name="Heading_20_3" text:outline-level="3"><text:bookmark text:name="__RefHeading__3324_1659357091"/>Import des banques<text:bookmark-end text:name="__RefHeading__3324_1659357091"/></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3" text:outline-level="3"><text:bookmark text:name="__RefHeading__3326_1659357091"/>Bilan adapté<text:bookmark-end text:name="__RefHeading__3326_1659357091"/></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text:soft-page-break/>HTML, ODS et RTF</text:p>
      <text:p text:style-name="Standard"/>
      <text:p text:style-name="Standard">Pour ajouter un bilan que vous avez remanié, vous n'aurez qu'à ajouter un enregistrement dans cette table qui utilisera vos fichiers.</text:p>
      <text:p text:style-name="Standard"/>
      <text:h text:style-name="Heading_20_4" text:outline-level="4">Formules dans le bilan</text:h>
      <text:p text:style-name="P23">Le solde d'un compte est noté entre crochet, on peut utiliser le S pour avoir un nombre négatif si le Débit est &lt; au Crédit, rien pour avoir un nombre absolu... (voir <text:s/><text:bookmark-ref text:reference-format="chapter" text:ref-name="__RefHeading__33633829">4</text:bookmark-ref><text:bookmark-ref text:reference-format="text" text:ref-name="__RefHeading__33633829">Les rapports</text:bookmark-ref> pour une explication sur la syntaxe).</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e lors de la demande du document. On peut employer n'importe quelle lettre sauf la lettre N, qui elle donne le libellé du poste comptable.</text:p>
      <text:p text:style-name="Important">Attention les tags &lt;&lt;$N..&gt;&gt; (les points sont remplacés par un nombre) sont remplacés par le libellé du poste comptable Sauf si on utilise une variable appelé $N..</text:p>
      <text:p text:style-name="Text_20_body"/>
      <text:h text:style-name="Heading_20_3" text:outline-level="3"><text:bookmark text:name="__RefHeading__3328_1659357091"/>Les extensions<text:bookmark-end text:name="__RefHeading__3328_1659357091"/></text:h>
      <text:p text:style-name="Standard"><text:line-break/>PhpCompta permet dorénavant d'avoir des extensions. Nous allons dans ce HOWTO développer une petite extension à titre d'exemple. En anglais une extension est appelée plugin<text:line-break/><text:line-break/>Remarque : Quand on vous renvoie à la lecture d'un fichier, il est préférable de le faire dans la doc générée</text:p>
      <text:p text:style-name="Standard"/>
      <text:h text:style-name="Heading_20_4" text:outline-level="4">L'API</text:h>
      <text:p text:style-name="Standard"><text:line-break/>Toute la documentation se trouve sur www.phpcompta.eu/doc; seules les classes nous intéressent. La documentation est générée à partir du code avec Doxygen. Le but de cet article n'est pas de revisiter la documentation technique mais de la mettre en oeuvre afin d'écrire une extension ou plugin.<text:line-break/></text:p>
      <text:h text:style-name="Heading_20_4" text:outline-level="4">Installation de l'extension</text:h>
      <text:p text:style-name="Standard"><text:line-break/>Les extensions se trouvent toujours le sous-répertoire phpcompta/include/ext, pour notre plugin que nous appelerons DUMMY, le répertoire correspondant sera /phpcompta/include/ext/dummy. La première étape est donc de signaler à PhpCompta l'existence de cette extension. Pour cela, il faut ,dans phpcompta, aller dans paramètre -&gt; extensions -&gt;ajout.<text:line-break/></text:p>
      <text:h text:style-name="Heading_20_4" text:outline-level="4">Explication des champs<text:line-break/></text:h>
      <text:list xml:id="list2110104248" text:style-name="L20">
        <text:list-item>
          <text:p text:style-name="P41"><text:soft-page-break/>Label, est le nom de menu de votre extension</text:p>
        </text:list-item>
        <text:list-item>
          <text:p text:style-name="P41">Code est utilisé pour inclure le fichier du plugin, il correspond au champs caché EXT</text:p>
        </text:list-item>
        <text:list-item>
          <text:p text:style-name="P41">Fichier est le chemin complet vers l'extension</text:p>
        </text:list-item>
        <text:list-item>
          <text:p text:style-name="P41">Sécurité : qui peut appeler le plugin <text:line-break/></text:p>
        </text:list-item>
      </text:list>
      <text:p text:style-name="Standard"><text:s/>Pour notre extension, les valeurs suivantes sont données</text:p>
      <text:list xml:id="list1570264741" text:style-name="L21">
        <text:list-item>
          <text:p text:style-name="P42">Label : Mon dummy à moi</text:p>
        </text:list-item>
      </text:list>
      <text:list xml:id="list1272158028" text:style-name="L22">
        <text:list-item>
          <text:p text:style-name="P43">code : dum</text:p>
        </text:list-item>
        <text:list-item>
          <text:p text:style-name="P43">Fichier : dummy/dummy.php</text:p>
        </text:list-item>
        <text:list-item>
          <text:p text:style-name="P43">Sécurité : aucune</text:p>
          <text:p text:style-name="P45"><text:s/><text:line-break/> <text:line-break/>Vous sauvez, cliquer sur Extension et vous verrez apparaître un nouveau plugin appelé "Mon dummy à moi"; si vous cliquez dessus, la page ext/dummy/dummy.php sera exécutée; voyez le code du fichier phpcompta/html/extension.php pour comprendre.</text:p>
        </text:list-item>
      </text:list>
      <text:h text:style-name="Heading_20_4" text:outline-level="4">Développement du plugin</text:h>
      <text:h text:style-name="Heading_20_5" text:outline-level="5"><text:s/>Connexion à la base de données</text:h>
      <text:p text:style-name="P5">Certaines valeurs doivent <text:s/>toujours être passées à chaque page, par exemple gDossier qui est l'identifiant du dossier.</text:p>
      <text:p text:style-name="P5"><text:s/>Pour se connecter c'est assez facile, il faut utiliser la classe Database et la classe Dossier.</text:p>
      <text:p text:style-name="P5"><text:s/>Donc on écrit dans dummy.php</text:p>
      <text:p text:style-name="P5"/>
      <text:p text:style-name="code"><text:s/>echo "L' identifiant de mon dossier est ".dossier::id()."&lt;br&gt;";<text:line-break/> echo "Son nom réel est ".DOMAIN."dossier".dossier::id()."&lt;br&gt;";<text:line-break/> echo "Son nom est ".dossier::name()."&lt;br&gt;";<text:line-break/></text:p>
      <text:p text:style-name="code"><text:s text:c="2"/>// Je me connecte à présent à ce dossier</text:p>
      <text:p text:style-name="code"><text:s/>$cn_db=new Database(dossier::id());</text:p>
      <text:p text:style-name="P5"><text:s/></text:p>
      <text:p text:style-name="P5"><text:line-break/> Je veux afficher toutes les fiches qui concernent le matériel à amortir, donc j'ai besoin de savoir ce que vaut son FICHE_DEF_REF:FRD_ID dans constant.php; la FICHE_TYPE_XX n'existe pas,</text:p>
      <text:p text:style-name="P5">je vois dans fiche_def_ref qu'il s'agit de "7 Matériel à amortir"<text:line-break/> <text:line-break/> Pour avoir toutes les fiches, <text:line-break/> </text:p>
      <text:p text:style-name="code"><text:s/>$fiche= new Fiche($cn_db);<text:line-break/> $aFicheMateriel=$fiche-&gt;getByDef(7); <text:line-break/></text:p>
      <text:p text:style-name="P5"><text:s/>Pour chaque fiche, je veux afficher son nom, son prix, le nombre d'années à amortir et la date d'achat. Je peux en trouver les valeurs dans attr_def ou constant.php, <text:line-break/></text:p>
      <text:p text:style-name="P5"><text:s/>Donc cela devient</text:p>
      <text:p text:style-name="code"><text:s/>for ($i=0; $i &lt; count($aFicheMateriel);$i++) {<text:line-break/> <text:s text:c="3"/><text:line-break/><text:tab/>echo "&lt;ul&gt;<text:line-break/> <text:s text:c="3"/>echo "&lt;li&gt; ";<text:line-break/><text:tab/>echo "Nom";<text:line-break/><text:tab/>echo $aFicheMateriel[$i]-&gt;strAttribut(ATTR_DEF_NAME);<text:line-break/><text:tab/>echo "&lt;/li&gt;";<text:line-break/><text:tab/><text:line-break/><text:tab/>echo "&lt;li&gt; ";<text:line-break/><text:tab/>echo "Prix d'achat";<text:line-break/><text:tab/>echo $aFicheMateriel[$i]-&gt;strAttribut(ATTR_DEF_PRIX_ACHAT);<text:line-break/><text:tab/>echo "&lt;/li&gt;";<text:line-break/><text:tab/><text:line-break/><text:tab/>echo "&lt;li&gt; ";<text:line-break/><text:tab/>echo "Durée amortissement";<text:line-break/><text:tab/>echo $aFicheMateriel[$i]-&gt;strAttribut(8);<text:line-break/><text:soft-page-break/><text:tab/>echo "&lt;/li&gt;";<text:line-break/><text:tab/><text:line-break/><text:tab/>echo "&lt;li&gt; ";<text:line-break/><text:tab/>echo "Date de début";<text:line-break/><text:tab/>echo $aFicheMateriel[$i]-&gt;strAttribut(10);<text:line-break/><text:tab/>echo "&lt;/li&gt;";<text:line-break/><text:tab/><text:line-break/><text:tab/>echo "&lt;/ul&gt;<text:line-break/> }</text:p>
      <text:p text:style-name="P5"/>
      <text:h text:style-name="Heading_20_5" text:outline-level="5"><text:s/>FORM</text:h>
      <text:p text:style-name="P5"><text:s/>Uniquement pour l'exercice, nous allons ajouter un FORM.<text:line-break/> Les données nécessaires dans le FORM sont toujours au minimum: l'id du dossier, le code du plugin.<text:line-break/> <text:line-break/> Dans le FORM, on demandera juste à afficher le solde de chaque élément.<text:line-break/> On aura alors le code suivant, on utilisera la technique des templates <text:line-break/> </text:p>
      <text:p text:style-name="code"><text:s/>$year=new IText('year');<text:line-break/> $str_year=$year-&gt;input();<text:line-break/> $str_submit=HtmlInput::submit('year_left','Appliquer');<text:line-break/> require_once('template1.php');</text:p>
      <text:p text:style-name="code"><text:s/><text:line-break/> template1.php</text:p>
      <text:p text:style-name="code">&lt;FORM METHOD="GET" ACTION="extension.php"&gt;<text:line-break/> &lt;?=dossier::hidden()?&gt;<text:line-break/> &lt;?=HtmlInput::extension()?&gt;<text:line-break/> Solde pour l'année : &lt;?=$str_year?&gt;<text:line-break/> &lt;?=$str_submit?&gt;<text:line-break/> &lt;/form&gt;<text:line-break/></text:p>
      <text:p text:style-name="P5">Puis dans le début du fichier ext/dummy/dummy.php, on ajoutera un test pour savoir un FORM a été soumis et on affichera<text:line-break/>une boîte de dialogue.<text:line-break/></text:p>
      <text:p text:style-name="code">if (isset($_GET['year_left'])){<text:line-break/> <text:s text:c="2"/>alert('Vous avez demandé le nombre d\'années restantes');<text:line-break/>}<text:line-break/></text:p>
      <text:h text:style-name="Heading_20_5" text:outline-level="5">Plugin plus avancé</text:h>
      <text:p text:style-name="Standard">Ma première extension, intégrer un fichier de client dans une catégorie <text:s/>de fiche, ce fichier est en CSV. Le code est simple et compréhensible, normalement on devrait avoir une meilleure gestion des erreurs, vérifier les attaques SQL Inject,...Ce code n'est là QUE pour expliquer le concept. On n'a pas utilisé plusieurs pages, ni de templates</text:p>
      <text:p text:style-name="Standard"/>
      <text:p text:style-name="Standard">Tout d'abord, il faut se connecter à la base de données</text:p>
      <text:p text:style-name="Standard"/>
      <text:p text:style-name="code">// se connecter au dossier courant<text:line-break/>$cn=new Database(dossier::id());</text:p>
      <text:p text:style-name="code"/>
      <text:p text:style-name="Standard">Dans extension.php on vérifie la sécurité, en ajoutez une dans l'extension n'est en général pas nécessaire mais vous pourriez avoir votre propre système de sécurité si votre extension est fort complexe</text:p>
      <text:p text:style-name="Standard">En premier lieu, il est nécessaire <text:s/>de choisir dans quel catégorie de fiche je veux intégrer les <text:line-break/>enregistrements. Donc on utilise un petit form</text:p>
      <text:p text:style-name="Standard"/>
      <text:p text:style-name="code">echo '&lt;form METHOD="get" action="extension.php"&gt;';<text:line-break/>echo dossier::hidden();<text:line-break/>// Ceci vous permet de revenir ici (voir extension.php). Cet élément caché permet d'include cette page-ci<text:line-break/>// Donc si votre plugin contient plusieurs pages, vous allez devoir ajouter une seconde variable pour<text:line-break/>// inclure la page que vous voulez (voir méthode de développement de PhpCompta )<text:line-break/><text:soft-page-break/>echo HtmlInput::extension();<text:line-break/><text:line-break/>echo "Choix de la catégorie de fiche";<text:line-break/>$select_cat=new ISelect('fd_id');<text:line-break/>$select_cat-&gt;value=$cn-&gt;make_array('select fd_id,fd_label from fiche_def where frd_id='.<text:line-break/><text:tab/>FICHE_TYPE_CLIENT);<text:line-break/>echo $select_cat-&gt;input();<text:line-break/>echo HtmlInput::submit('display_prop','Afficher les propriétés');<text:line-break/><text:line-break/>echo '&lt;/FORM&gt;';</text:p>
      <text:p text:style-name="Standard">Il faut remarquer 2 choses dans ce FORM, primo, on utilise les objets HtmlInput et ISelect, secundo on doit avoir absolument en variables cachées, le n° de dossier sur <text:s/>lequel on est connecté, le code de l'extension, qui permettra à extension.php d'include le bon fichier. On utilise ici le protocole GET puisqu'on interroge, le protocole est réservé aux sauvegardes, c'est une convention assez répandue. La différence, est que les requêtes GET se voient dans l'URL, les requêtes POST ne sont jamais dans l'url.<text:line-break/><text:line-break/><text:line-break/>L'utilisateur soumet le FORM, donc la feuille se recharge et on arrive à cette partie du code<text:line-break/><text:line-break/>On choisit d'afficher les propriétés avant de confirmer l'import</text:p>
      <text:p text:style-name="Standard"/>
      <text:p text:style-name="code">if ( isset($_GET['display_prop'])){<text:line-break/><text:tab/>$a=new Fiche($cn);<text:line-break/><text:tab/>$prop=$a-&gt;toArray($_GET['fd_id']);<text:line-break/><text:tab/>foreach ($prop as $key=&gt;$value) <text:tab/>echo "Index : $key valeur $value &lt;br/&gt;";<text:line-break/><text:tab/><text:line-break/><text:tab/>echo '&lt;form method="POST" action="extension.php" <text:s/>enctype="multipart/form-data"&gt;';<text:line-break/><text:tab/>echo dossier::hidden();<text:line-break/><text:tab/>echo HtmlInput::extension();<text:line-break/><text:tab/>echo HtmlInput::hidden('fd_id',$_GET['fd_id']);<text:line-break/><text:tab/>$file=new IFile('fichier_csv');<text:line-break/><text:tab/>echo $file-&gt;input();<text:line-break/><text:tab/>echo HtmlInput::submit('start_import','Démarrez importation');<text:line-break/><text:tab/>echo '&lt;/form&gt;';<text:line-break/><text:tab/>exit;<text:line-break/>}</text:p>
      <text:p text:style-name="Standard">Voilà, si l'utilisateur clique sur le bouton SUBMIT, <text:s/>l'importation va <text:s/>démarrer. Dans notre exemple, on imaginera que le fichier CSV n'a que 4 champs "nom client","prenom client", "numero client","adresse client"<text:line-break/><text:line-break/>Le code qui suit est très simplifié, il n'y a peu voire aucun contrôle ni de gestion d'erreur.</text:p>
      <text:p text:style-name="Standard"/>
      <text:p text:style-name="code">if ( isset($_POST['start_import'])){<text:line-break/><text:tab/>$fd_id=$_POST['fd_id'];<text:line-break/><text:tab/>$tmp_file=$_FILE['fichier_csv']['tmp_name'];<text:line-break/><text:tab/>if ( ! is_uploaded_file($tmp_file)) <text:line-break/><text:tab/><text:tab/>die 'Je ne peux charger ce fichier';<text:line-break/><text:tab/>// on ouvre le fichier <text:line-break/><text:tab/>$f=fopen($tmp_file,'r');<text:line-break/><text:tab/>// On récupère les propriétés de cette catégorie de fiche<text:line-break/><text:tab/>$client=new Fiche($cn);<text:line-break/><text:tab/>// $array contient toutes les valeurs nécessaires à Fiche::insert,<text:line-break/><text:tab/>$array=$client-&gt;toArray($_POST['fd_id']);<text:line-break/><text:tab/><text:tab/><text:line-break/><text:tab/>while ( $data=fgetcsv($f)) {<text:line-break/><text:tab/><text:tab/>// remarque : on a éliminé les traitements d'erreur<text:line-break/><text:tab/><text:tab/><text:line-break/><text:tab/><text:tab/>// On <text:s/>remet tous les attributs (propriétés) à vide<text:line-break/><text:tab/><text:tab/>foreach(array_keys($array) as $key) $array[$key]="";<text:line-break/><text:tab/><text:tab/><text:line-break/><text:tab/><text:tab/>// Nom et prénom<text:line-break/><text:tab/><text:tab/>$array['av_text1']=$data[0].' '.$data[1];<text:line-break/><text:tab/><text:tab/>// Numéro de client<text:line-break/><text:tab/><text:tab/>$array['av_text30']=$data[2];<text:line-break/><text:tab/><text:tab/>// Adresse<text:line-break/><text:soft-page-break/><text:tab/><text:tab/>$array['av_text14']=$data[3];<text:line-break/><text:tab/><text:tab/>// Quickcode<text:line-break/><text:tab/><text:tab/>$array['av_text23']="CLI".$data[2];<text:line-break/><text:tab/><text:tab/>$client-&gt;insert($fd_id,$array);<text:line-break/><text:tab/>}<text:line-break/><text:tab/>exit;<text:line-break/>}<text:line-break/></text:p>
      <text:p text:style-name="Standard">Voici le fichier client.txt</text:p>
      <text:p text:style-name="code">"Nom client1","Prénom","C1","Rue de la boite,55"<text:line-break/>"Nom client2","Prénom","C2","Rue du couvercle,55"<text:line-break/>"Nom client3","Prénom","C3","Rue de la chaussure,55"<text:line-break/>"Nom client4","Prénom","C4","Rue de la couleur,55"<text:line-break/></text:p>
      <text:p text:style-name="Standard">Les attributs sont dans AV_TEXTxx où le xx est remplacé par le nombre correspondant à l'attribut </text:p>
      <text:p text:style-name="P22">1 <text:span text:style-name="T7">→</text:span> Nom</text:p>
      <text:p text:style-name="P22">2 <text:span text:style-name="T7">→ </text:span>Taux TVA</text:p>
      <text:p text:style-name="P22">3 <text:span text:style-name="T7">→</text:span>Numéro de compte</text:p>
      <text:p text:style-name="P22">4→Nom de la banque</text:p>
      <text:p text:style-name="P22">5→Poste Comptable</text:p>
      <text:p text:style-name="P22">6→Prix vente</text:p>
      <text:p text:style-name="P22">7→Prix achat</text:p>
      <text:p text:style-name="P22">8→Durée Amortissement</text:p>
      <text:p text:style-name="P22">9→Description</text:p>
      <text:p text:style-name="P22">10→Date début</text:p>
      <text:p text:style-name="P22">11→Montant initial</text:p>
      <text:p text:style-name="P22">12→Personne de contact </text:p>
      <text:p text:style-name="P22">13→numéro de tva </text:p>
      <text:p text:style-name="P22">14→Adresse </text:p>
      <text:p text:style-name="P22">15→code postal</text:p>
      <text:p text:style-name="P22">16→pays </text:p>
      <text:p text:style-name="P22">17→téléphone </text:p>
      <text:p text:style-name="P22">18→email </text:p>
      <text:p text:style-name="P22">19→Gestion stock</text:p>
      <text:p text:style-name="P22">20→Partie fiscalement non déductible</text:p>
      <text:p text:style-name="P22">21→TVA non déductible</text:p>
      <text:p text:style-name="P22">22→TVA non déductible récupérable par l'impôt</text:p>
      <text:p text:style-name="P22">23→Quick Code</text:p>
      <text:p text:style-name="P22">24→Ville</text:p>
      <text:p text:style-name="P22">25→Société</text:p>
      <text:p text:style-name="P22">26→Fax</text:p>
      <text:p text:style-name="P22">27→GSM</text:p>
      <text:p text:style-name="P22">30→Numero de client</text:p>
      <text:p text:style-name="P22">31→Dépense <text:s/>à charge du gérant (partie privée)</text:p>
      <text:p text:style-name="P22"/>
      <text:p text:style-name="Standard">Si vous vérifiez dans VW_CLIENT, vous verrez que toutes vos fiches ont été ajoutées. Dans l'exemple, il faudrait rajouter un traitement d'erreur plus élaboré; le fait que si une fiche echoue , l'opération est annulée (Database::rollback) ou alors création d'un fichier avec les enregistrements "ratés"...</text:p>
      <text:p text:style-name="Standard"/>
      <text:h text:style-name="Heading_20_5" text:outline-level="5">Remarque pour le javascript</text:h>
      <text:p text:style-name="Standard">Pour l'ajax, les fonctions javascripts devront appeler phpcompta/html/ajax.php, ce fichier inclura automatiquement le fichier ajax dans le répertoire du plugin, il faut donner en paramètre les variables : gDossier, PHPSESSID et plugin_code, afin que le bon fichier soit inclus. Depuis ce fichier, vous devrez donc tout gérer. Les fonctions javascripts <text:span text:style-name="T8">elles,</text:span> ne peuvent être inclues par fichier c'est à dire avec le tag SRC, il faudra les inclure avec require_once entourés par les balises &lt;script&gt; et &lt;/script&gt;.</text:p>
      <text:p text:style-name="Standard"/>
      <text:p text:style-name="P14">Exemple</text:p>
      <text:p text:style-name="Standard">Ouverture d'un popup</text:p>
      <text:p text:style-name="P25"/>
      <text:p text:style-name="code"><text:span text:style-name="T9">function</text:span><text:span text:style-name="T10"> </text:span><text:span text:style-name="T11">show_stock_document(phpsessid,d_id,gDossier){</text:span></text:p>
      <text:p text:style-name="code"><text:span text:style-name="T10"><text:tab/></text:span><text:span text:style-name="T9">var</text:span><text:span text:style-name="T10"> </text:span><text:span text:style-name="T11">a=window.open(</text:span><text:span text:style-name="T13">'ajax.php?gDossier='</text:span><text:span text:style-name="T11">+gDossier+</text:span><text:span text:style-name="T13">'&amp;code=STOCK&amp;act=sh&amp;d_id='</text:span><text:span text:style-name="T11">+d_id+</text:span><text:span text:style-name="T13">'&amp;PHPSESSID='</text:span><text:span text:style-name="T11">+phpsessid);</text:span></text:p>
      <text:p text:style-name="P19">}</text:p>
      <text:p text:style-name="Standard">Fichier javascript depuis une extension</text:p>
      <text:p text:style-name="code"><text:span text:style-name="T11"><text:tab/></text:span><text:span text:style-name="T14">echo </text:span><text:span text:style-name="T16">'&lt;script language="javascript"&gt;'</text:span><text:span text:style-name="T11">;</text:span></text:p>
      <text:p text:style-name="code"><text:span text:style-name="T11"><text:tab/></text:span><text:span text:style-name="T14">require_once</text:span><text:span text:style-name="T11">(</text:span><text:span text:style-name="T16">'stock_script.js'</text:span><text:span text:style-name="T11">);</text:span></text:p>
      <text:p text:style-name="code"><text:span text:style-name="T12"><text:tab/></text:span><text:span text:style-name="T15">echo </text:span><text:span text:style-name="T17">'&lt;/script&gt;'</text:span><text:span text:style-name="T12">;</text:span></text:p>
      <text:h text:style-name="Heading_20_4" text:outline-level="4"><text:bookmark text:name="__RefHeading__3330_1659357091"/>Lien<text:bookmark-end text:name="__RefHeading__3330_1659357091"/></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text:p text:style-name="Standard"/>
      <text:h text:style-name="Heading_20_2" text:outline-level="2"><text:bookmark text:name="__RefHeading__3332_1659357091"/>Note de version<text:bookmark-end text:name="__RefHeading__3332_1659357091"/></text:h>
      <text:p text:style-name="Text_20_body"/>
      <text:h text:style-name="Heading_20_3" text:outline-level="3"><text:bookmark text:name="__RefHeading__3837_884180951"/>Note de version 5.2 (août 2010)<text:bookmark-end text:name="__RefHeading__3837_884180951"/></text:h>
      <text:p text:style-name="Text_20_body"/>
      <text:list xml:id="list1034484030" text:style-name="L23">
        <text:list-item>
          <text:p text:style-name="P44">Ajout balance par catégorie de fiche</text:p>
        </text:list-item>
        <text:list-item>
          <text:p text:style-name="P44">Quand on demande le détail d'une opération, on peut l'imprimer et voir tous les détails de cette opération si on clique sur popme up. Les détails pour les opérations analytiques ne sont visible que dans le popup.</text:p>
        </text:list-item>
        <text:list-item>
          <text:p text:style-name="P44">En cliquant sur un numéro interne, on a le détail de l'opération mais à l'intérieur de la page et non plus dans un popup</text:p>
        </text:list-item>
        <text:list-item>
          <text:p text:style-name="P44">Dans les détails d'opérations, on a aussi des liens vers les historiques par fiche ou par poste comptable, si on clique sur une fiche ou sur un poste comptable</text:p>
        </text:list-item>
        <text:list-item>
          <text:p text:style-name="P44">Depuis les impressions → balances et impression → poste, on a les détails des opérations ainsi que dans impression → <text:s/>poste</text:p>
        </text:list-item>
        <text:list-item>
          <text:p text:style-name="P44">Pour les balances, on peut choisir les journaux : adapté à ceux en ayant vraiment beaucoup</text:p>
        </text:list-item>
        <text:list-item>
          <text:p text:style-name="P44">Depuis les lettrages, on peut aussi accèder aux détails d'une opération</text:p>
        </text:list-item>
        <text:list-item>
          <text:p text:style-name="P44">Le menu Grand Livre devient le menu Historique</text:p>
        </text:list-item>
        <text:list-item>
          <text:p text:style-name="P44">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44">Impression - Rapprochement </text:p>
        </text:list-item>
        <text:list-item>
          <text:p text:style-name="P44">confirmation quand effacement d'un Plan Analytique (comptabilité analytique -&gt; Plan Analytique)</text:p>
        </text:list-item>
        <text:list-item>
          <text:p text:style-name="P44">Déplacement de fiche : les attributs manquant sont ajoutés !</text:p>
        </text:list-item>
        <text:list-item>
          <text:p text:style-name="P44">Dans les balances, on peut choisir plusieurs journaux ou plusieurs cat. de journal. Les données sont filtrées en plus d'après la sécurité</text:p>
        </text:list-item>
        <text:list-item>
          <text:p text:style-name="P44">Dans impression -&gt; poste, on peut filtrer les opérations suivant qu'elles sont lettrées ou non.</text:p>
        </text:list-item>
        <text:list-item>
          <text:p text:style-name="P44">Après avoir sauvé une opération, vous pouvez avoir le détail de l'opération en cliquant sur le numéro interne qui s'affiche</text:p>
        </text:list-item>
        <text:list-item>
          <text:p text:style-name="P44">Les journaux FIN doivent être attachés à un compte en banque et uniquement un A propos du mode de paiement : on ne change rien mais il faut que dans la doc, il est précisé qu'il faut paramètrer le mdp comme le journal FIN</text:p>
        </text:list-item>
        <text:list-item>
          <text:p text:style-name="P44">Ajout bouton "ajoutez ligne" pour les OD en CA</text:p>
        </text:list-item>
        <text:list-item>
          <text:p text:style-name="P44">Ajout bouton "ajoutez ligne" pour les prévisions</text:p>
        </text:list-item>
        <text:list-item>
          <text:p text:style-name="P44">Ajout l'impression pour les lettrages par poste comptables</text:p>
        </text:list-item>
        <text:list-item>
          <text:p text:style-name="P44"><text:soft-page-break/>Les historiques des fiches et postes comptables (impression → poste et impression et catégorie → historique) ont un solde progressif</text:p>
        </text:list-item>
        <text:list-item>
          <text:p text:style-name="P44">La recherche peut se faire dans plusieurs journaux à la fois</text:p>
        </text:list-item>
        <text:list-item>
          <text:p text:style-name="P44">Les balances peuvent être faites pour plusieurs journaux ou par catégorie de journal</text:p>
        </text:list-item>
        <text:list-item>
          <text:p text:style-name="P44">Amélioration de la vérification de la comptabilité (Avancé → Vérification)</text:p>
        </text:list-item>
        <text:list-item>
          <text:p text:style-name="P44">La date par défaut quand on encode une nouvelle écriture, est la date de la dernière écriture du journal choisi.</text:p>
        </text:list-item>
        <text:list-item>
          <text:p text:style-name="P44">Pour les opérations de banque, on peut choisir de numéroter chaque opération, ou de donner à chacune le même numéro d'extrait (relevé banquaire)</text:p>
        </text:list-item>
        <text:list-item>
          <text:p text:style-name="P44">Rapprochement banquaire : dans le cas où on encode directement la méthode de paiement, on peut retrouver les opérations concernées et leur donner comme numéro de pièce le numéro d'extrait de compte (= numéro du relevé banquaire, numéro du <text:s/>relevé visa,numéro du <text:s/>relevé de la caisse)</text:p>
          <text:p text:style-name="P44"/>
        </text:list-item>
      </text:list>
      <text:h text:style-name="Heading_20_3" text:outline-level="3"><text:bookmark text:name="__RefHeading__3334_1659357091"/>Note de version 5.1 (mai 2010)<text:bookmark-end text:name="__RefHeading__3334_1659357091"/></text:h>
      <text:p text:style-name="Text_20_body">1. Plan comptable est maintenant alphanumérique, la numérotation automatique ne 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1762761628" text:style-name="L24">
        <text:list-item>
          <text:p text:style-name="P56">nouveau menu Categorie, vous permet de visualiser par catégorie de fiche avec l'historique des opérations ou simplement le résumé.</text:p>
        </text:list-item>
        <text:list-item>
          <text:p text:style-name="P56">nouveau (contribution) une nouvelle possibilité est d'imprimer le grand livre * nouveau : support complet de l'unicode pour les impressions</text:p>
        </text:list-item>
        <text:list-item>
          <text:p text:style-name="P56">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Ecriture directe (re) devient Opérations Diverses</text:p>
      <text:p text:style-name="Text_20_body"/>
      <text:p text:style-name="Text_20_body">7 Ajout du lettrage dans la plupart des impressions</text:p>
      <text:p text:style-name="Text_20_body"><text:soft-page-break/></text:p>
      <text:p text:style-name="Text_20_body">8 Extension : vérification du chemin</text:p>
      <text:p text:style-name="Text_20_body"/>
      <text:p text:style-name="Text_20_body">9 Dans paramètre-&gt;journaux, amélioration de la pre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13. Les banques utilisent des n° de PJ, chaque operation sera donc la PJ suivi du n° d'operation </text:p>
      <text:p text:style-name="Text_20_body">exemple PJ = FIN1 </text:p>
      <text:p text:style-name="Text_20_body">operation 1 = FIN1001 </text:p>
      <text:p text:style-name="Text_20_body">operation 2 = FIN1002 </text:p>
      <text:p text:style-name="Text_20_body">ope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eriode ou vide pour les achat, ventes, opérations diverses et banque, à changer dans paramètre-&gt;société : suggérer date</text:p>
      <text:h text:style-name="Heading_20_3" text:outline-level="3"><text:bookmark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text:soft-page-break/>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 text:name="__RefHeading__3338_1659357091"/>Note de version 4.3 (février 2009)<text:bookmark-end text:name="__RefHeading__3338_1659357091"/></text:h>
      <text:p text:style-name="Text_20_body"/>
      <text:p text:style-name="Text_20_body">La nouvelle version de PhpCompta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216307185" text:style-name="L25">
        <text:list-item>
          <text:p text:style-name="P58"> pj reprend le n° de pièce justificative</text:p>
        </text:list-item>
        <text:list-item>
          <text:p text:style-name="P57"> user reprend le nom de la personne qui à généré le document  </text:p>
        </text:list-item>
      </text:list>
      <text:p text:style-name="Text_20_body"/>
      <text:h text:style-name="Heading_20_3" text:outline-level="3"><text:bookmark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ètrer correctement en complè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phpcompta/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StarSymbol2" svg:font-family="StarSymbol" style:font-pitch="variable" style:font-charset="x-symbol"/>
    <style:font-face style:name="Helvetica1" svg:font-family="Helvetica"/>
    <style:font-face style:name="OpenSymbol" svg:font-family="OpenSymbol"/>
    <style:font-face style:name="StarSymbol" svg:font-family="StarSymbol"/>
    <style:font-face style:name="Tahoma2" svg:font-family="Tahoma"/>
    <style:font-face style:name="Times" svg:font-family="Times"/>
    <style:font-face style:name="Arial" svg:font-family="Arial" style:font-family-generic="swiss"/>
    <style:font-face style:name="Helvetica" svg:font-family="Helvetica" style:font-adornments="Italique" style:font-family-generic="swiss"/>
    <style:font-face style:name="helvetica" svg:font-family="helvetica" style:font-adornments="Gras" style:font-family-generic="swiss"/>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start" style:justify-single-word="false"/>
      <style:text-properties fo:font-size="10.5pt"/>
    </style:style>
    <style:style style:name="Heading" style:family="paragraph" style:parent-style-name="Standard" style:next-style-name="Text_20_body" style:auto-update="true" style:class="text">
      <style:paragraph-properties fo:margin-top="4.23mm" fo:margin-bottom="2.12mm" fo:text-align="center" style:justify-single-word="false" fo:background-color="transparent" style:shadow="none" fo:keep-with-next="always">
        <style:tab-stops/>
        <style:background-image/>
      </style:paragraph-properties>
      <style:text-properties fo:color="#000080" style:font-name="Helvetica1" fo:font-size="16pt" fo:font-weight="bold"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2.12mm" fo:margin-bottom="2.12m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style:text-properties fo:color="#000080" fo:font-size="115%"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paragraph-properties fo:margin-top="4.99mm" fo:margin-bottom="4.99mm"/>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0mm" fo:margin-right="0mm" fo:text-indent="0m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style:paragraph-properties fo:margin-top="1.99mm" fo:margin-bottom="1.99mm" fo:background-color="transparent">
        <style:background-image/>
      </style:paragraph-properties>
      <style:text-properties fo:color="#000080" style:font-name="Helvetica"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69.99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4.99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2m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0mm" fo:margin-right="0mm" fo:text-indent="0mm" style:auto-text-indent="false" style:page-number="auto"/>
      <style:text-properties fo:color="#000080" style:font-name="helvetica" fo:font-size="75%" fo:font-weight="normal" style:font-size-asian="75%" style:font-weight-asian="bold" style:font-size-complex="75%" style:font-weight-complex="bold"/>
    </style:style>
    <style:style style:name="code" style:family="paragraph" style:auto-update="true" style:class="text">
      <style:paragraph-properties fo:margin-left="15.24mm" fo:margin-right="3.05mm" fo:margin-top="1.02mm" fo:margin-bottom="2.03mm" fo:text-indent="0mm" style:auto-text-indent="false" fo:background-color="#ffff99">
        <style:background-image/>
      </style:paragraph-properties>
      <style:text-properties style:font-name="Verdana" fo:font-size="9pt" style:font-size-asian="9pt" style:font-size-complex="9pt"/>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mm" style:type="center"/>
          <style:tab-stop style:position="173.04mm" style:type="righ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mm" fo:margin-right="0mm" fo:text-indent="0mm" style:auto-text-indent="false" style:page-number="auto"/>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mm" fo:margin-bottom="0mm"/>
    </style:style>
    <style:style style:name="Definition_20_List" style:display-name="Definition List" style:family="paragraph" style:parent-style-name="Standard" style:next-style-name="Definition_20_Term">
      <style:paragraph-properties fo:margin-left="6.35mm" fo:margin-right="0mm" fo:margin-top="0mm" fo:margin-bottom="0mm" fo:text-indent="0m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mm" fo:margin-bottom="0mm"/>
      <style:text-properties fo:font-style="italic" style:font-style-asian="italic" style:font-style-complex="italic"/>
    </style:style>
    <style:style style:name="Blockquote" style:family="paragraph" style:parent-style-name="Standard" style:next-style-name="Standard">
      <style:paragraph-properties fo:margin-left="6.35mm" fo:margin-right="6.35mm" fo:text-indent="0mm" style:auto-text-indent="false"/>
    </style:style>
    <style:style style:name="Preformatted" style:family="paragraph" style:parent-style-name="Standard" style:next-style-name="Standard">
      <style:paragraph-properties fo:margin-top="0mm" fo:margin-bottom="0mm">
        <style:tab-stops>
          <style:tab-stop style:position="0mm"/>
          <style:tab-stop style:position="16.92mm"/>
          <style:tab-stop style:position="33.83mm"/>
          <style:tab-stop style:position="50.75mm"/>
          <style:tab-stop style:position="67.66mm"/>
          <style:tab-stop style:position="84.58mm"/>
          <style:tab-stop style:position="101.49mm"/>
          <style:tab-stop style:position="118.41mm"/>
          <style:tab-stop style:position="135.33mm"/>
          <style:tab-stop style:position="152.24mm"/>
          <style:tab-stop style:position="169.16m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2mm 0.35mm 0.02mm" fo:padding="0mm" fo:border-left="none" fo:border-right="none" fo:border-top="0.39mm double #000000" fo:border-bottom="none" style:text-autospace="none"/>
      <style:text-properties style:font-name="Arial" fo:font-size="8pt" style:font-name-asian="Arial" style:font-size-asian="8pt" style:font-name-complex="Arial" style:font-size-complex="8pt" text:display="true"/>
    </style:style>
    <style:style style:name="z-Top_20_of_20_Form" style:display-name="z-Top of Form" style:family="paragraph" style:next-style-name="Standard">
      <style:paragraph-properties fo:text-align="center" style:justify-single-word="false" style:border-line-width-bottom="0.02mm 0.35mm 0.02mm" fo:padding="0mm" fo:border-left="none" fo:border-right="none" fo:border-top="none" fo:border-bottom="0.39mm double #000000" style:text-autospace="none"/>
      <style:text-properties style:font-name="Arial" fo:font-size="8pt" style:font-name-asian="Arial" style:font-size-asian="8pt" style:font-name-complex="Arial"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0mm" fo:margin-right="30mm" fo:margin-top="4mm" fo:margin-bottom="4mm" fo:keep-together="always" fo:text-indent="0mm" style:auto-text-indent="false" style:page-number="auto" fo:background-color="transparent" fo:padding="0.49mm" fo:border="0.18mm solid #ff0000" style:shadow="none">
        <style:tab-stops/>
        <style:background-image/>
      </style:paragraph-properties>
      <style:text-properties fo:color="#ff0000" style:font-name="Trebuchet MS" fo:font-size="9pt"/>
    </style:style>
    <style:style style:name="astuce" style:family="paragraph" style:parent-style-name="Standard" style:auto-update="true" style:class="text" style:master-page-name="">
      <style:paragraph-properties fo:margin-left="10mm" fo:margin-right="10mm" fo:keep-together="always" fo:text-indent="0mm" style:auto-text-indent="false" style:page-number="auto" fo:padding="0.49mm" fo:border="0.02mm solid #000000" style:shadow="#808080 1.8mm 1.8mm">
        <style:tab-stops/>
      </style:paragraph-properties>
      <style:text-properties fo:font-size="10.5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min-label-distance="3.81mm"/>
      </text:outline-level-style>
      <text:outline-level-style text:level="2" text:style-name="Numbering_20_Symbols" style:num-prefix=" " style:num-suffix="." style:num-format="1">
        <style:list-level-properties text:min-label-distance="3.81mm"/>
      </text:outline-level-style>
      <text:outline-level-style text:level="3" text:style-name="Numbering_20_Symbols" style:num-prefix=" " style:num-suffix="." style:num-format="1">
        <style:list-level-properties text:min-label-distance="3.81mm"/>
      </text:outline-level-style>
      <text:outline-level-style text:level="4" text:style-name="Numbering_20_Symbols" style:num-prefix=" " style:num-suffix="." style:num-format="1">
        <style:list-level-properties text:min-label-distance="3.81mm"/>
      </text:outline-level-style>
      <text:outline-level-style text:level="5" text:style-name="Numbering_20_Symbols" style:num-prefix=" " style:num-suffix="." style:num-format="1">
        <style:list-level-properties text:min-label-distance="3.81mm"/>
      </text:outline-level-style>
      <text:outline-level-style text:level="6" text:style-name="Numbering_20_Symbols" style:num-prefix=" " style:num-suffix="." style:num-format="1">
        <style:list-level-properties text:min-label-distance="3.81mm"/>
      </text:outline-level-style>
      <text:outline-level-style text:level="7" text:style-name="Numbering_20_Symbols" style:num-prefix=" " style:num-suffix="." style:num-format="1">
        <style:list-level-properties text:min-label-distance="3.81mm"/>
      </text:outline-level-style>
      <text:outline-level-style text:level="8" text:style-name="Numbering_20_Symbols" style:num-prefix=" " style:num-suffix="." style:num-format="1">
        <style:list-level-properties text:min-label-distance="3.81mm"/>
      </text:outline-level-style>
      <text:outline-level-style text:level="9" text:style-name="Numbering_20_Symbols" style:num-prefix=" " style:num-suffix="." style:num-format="1">
        <style:list-level-properties text:min-label-distance="3.81mm"/>
      </text:outline-level-style>
      <text:outline-level-style text:level="10" text:style-name="Numbering_20_Symbols" style:num-prefix=" " style:num-suffix="." style:num-format="1">
        <style:list-level-properties text:min-label-distance="3.81mm"/>
      </text:outline-level-style>
    </text:outline-style>
    <text:list-style style:name="RTF_5f_Num_20_2" style:display-name="RTF_Num 2">
      <text:list-level-style-number text:level="1" text:style-name="RTF_5f_Num_20_2_20_1" style:num-suffix="." style:num-format="1">
        <style:list-level-properties text:space-before="6.35mm" text:min-label-width="6.35mm"/>
      </text:list-level-style-number>
      <text:list-level-style-number text:level="2" text:style-name="RTF_5f_Num_20_2_20_2" style:num-suffix="." style:num-format="1">
        <style:list-level-properties text:space-before="19.05mm" text:min-label-width="6.35mm"/>
      </text:list-level-style-number>
      <text:list-level-style-number text:level="3" text:style-name="RTF_5f_Num_20_2_20_3" style:num-suffix="." style:num-format="1">
        <style:list-level-properties text:space-before="31.75mm" text:min-label-width="6.35mm"/>
      </text:list-level-style-number>
      <text:list-level-style-number text:level="4" text:style-name="RTF_5f_Num_20_2_20_4" style:num-suffix="." style:num-format="1">
        <style:list-level-properties text:space-before="44.45mm" text:min-label-width="6.35mm"/>
      </text:list-level-style-number>
      <text:list-level-style-number text:level="5" text:style-name="RTF_5f_Num_20_2_20_5" style:num-suffix="." style:num-format="1">
        <style:list-level-properties text:space-before="57.15mm" text:min-label-width="6.35mm"/>
      </text:list-level-style-number>
      <text:list-level-style-number text:level="6" text:style-name="RTF_5f_Num_20_2_20_6" style:num-suffix="." style:num-format="1">
        <style:list-level-properties text:space-before="69.85mm" text:min-label-width="6.35mm"/>
      </text:list-level-style-number>
      <text:list-level-style-number text:level="7" text:style-name="RTF_5f_Num_20_2_20_7" style:num-suffix="." style:num-format="1">
        <style:list-level-properties text:space-before="82.55mm" text:min-label-width="6.35mm"/>
      </text:list-level-style-number>
      <text:list-level-style-number text:level="8" text:style-name="RTF_5f_Num_20_2_20_8" style:num-suffix="." style:num-format="1">
        <style:list-level-properties text:space-before="95.25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style:tab-stops>
          <style:tab-stop style:position="86.52mm" style:type="center"/>
          <style:tab-stop style:position="157.23mm"/>
          <style:tab-stop style:position="173.04mm" style:type="right"/>
        </style:tab-stops>
      </style:paragraph-properties>
    </style:style>
    <style:page-layout style:name="Mpm1">
      <style:page-layout-properties fo:page-width="210.01mm" fo:page-height="297mm" style:num-format="1" style:print-orientation="portrait" fo:margin-top="14.99mm" fo:margin-bottom="14.99mm" fo:margin-left="20mm" fo:margin-right="20mm" style:writing-mode="lr-tb" style:layout-grid-color="#c0c0c0" style:layout-grid-lines="44" style:layout-grid-base-height="5.5mm" style:layout-grid-ruby-height="0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footer-style>
        <style:header-footer-properties fo:min-height="9.98mm" fo:margin-left="0mm" fo:margin-right="0mm" fo:margin-top="4.99mm" fo:border-top="0.18mm solid #000000" fo:border-bottom="none" fo:border-left="none" fo:border-right="none" fo:padding="0.49mm" style:shadow="none" fo:background-color="transparent" style:dynamic-spacing="false">
          <style:background-image/>
        </style:header-footer-properties>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6">20100731-16:41</text:modification-date><text:tab/><text:tab/><text:page-number text:select-page="current">27</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Farid</meta:initial-creator>
    <meta:creation-date>2008-02-10T23:07:21</meta:creation-date>
    <dc:date>2010-07-31T16:41:33</dc:date>
    <meta:print-date>2010-07-31T03:36:48</meta:print-date>
    <meta:editing-cycles>661</meta:editing-cycles>
    <meta:editing-duration>PT47H34M44S</meta:editing-duration>
    <dc:creator>Dany De Bontridder</dc:creator>
    <meta:printed-by>Dany De Bontridder</meta:printed-by>
    <meta:document-statistic meta:table-count="2" meta:image-count="0" meta:object-count="0" meta:page-count="51" meta:paragraph-count="1049" meta:word-count="16654" meta:character-count="102852"/>
    <meta:user-defined meta:name="Info 1"/>
    <meta:user-defined meta:name="Info 2"/>
    <meta:user-defined meta:name="Info 3"/>
    <meta:user-defined meta:name="Info 4"/>
  </office:meta>
</office:document-meta>
</file>